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新細明體" style:font-name-asian="新細明體" style:font-name-complex="新細明體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7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3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0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1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53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49"/>
          <table:table-cell table:style-name="ce1"/>
          <table:table-cell office:value-type="string" table:style-name="ce50">
            <text:p><text:s text:c="7"/>中 華 民 國 106 年 8 月 底</text:p>
          </table:table-cell>
          <table:table-cell table:number-columns-repeated="13" table:style-name="ce49"/>
          <table:table-cell table:number-columns-repeated="2" table:style-name="ce48"/>
          <table:table-cell office:value-type="string" table:style-name="ce47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4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34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56169" table:style-name="ce27">
            <text:p>23,556,169</text:p>
          </table:table-cell>
          <table:table-cell office:value-type="float" office:value="11717047" table:style-name="ce27">
            <text:p>11,717,047</text:p>
          </table:table-cell>
          <table:table-cell office:value-type="float" office:value="11839122" table:style-name="ce27">
            <text:p>11,839,122</text:p>
          </table:table-cell>
          <table:table-cell office:value-type="float" office:value="1043037" table:style-name="ce27">
            <text:p>1,043,037</text:p>
          </table:table-cell>
          <table:table-cell office:value-type="float" office:value="540293" table:style-name="ce27">
            <text:p>540,293</text:p>
          </table:table-cell>
          <table:table-cell office:value-type="float" office:value="502744" table:style-name="ce27">
            <text:p>502,744</text:p>
          </table:table-cell>
          <table:table-cell office:value-type="float" office:value="4.43" table:style-name="ce28">
            <text:p>4.43</text:p>
          </table:table-cell>
          <table:table-cell office:value-type="float" office:value="1452254" table:style-name="ce27">
            <text:p>1,452,254</text:p>
          </table:table-cell>
          <table:table-cell office:value-type="float" office:value="752338" table:style-name="ce27">
            <text:p>752,338</text:p>
          </table:table-cell>
          <table:table-cell office:value-type="float" office:value="699916" table:style-name="ce27">
            <text:p>699,916</text:p>
          </table:table-cell>
          <table:table-cell office:value-type="float" office:value="6.17" table:style-name="ce28">
            <text:p>6.17</text:p>
          </table:table-cell>
          <table:table-cell office:value-type="float" office:value="2443207" table:style-name="ce27">
            <text:p>2,443,207</text:p>
          </table:table-cell>
          <table:table-cell office:value-type="float" office:value="1269850" table:style-name="ce27">
            <text:p>1,269,850</text:p>
          </table:table-cell>
          <table:table-cell office:value-type="float" office:value="1173357" table:style-name="ce27">
            <text:p>1,173,357</text:p>
          </table:table-cell>
          <table:table-cell office:value-type="float" office:value="10.37" table:style-name="ce28">
            <text:p>10.37</text:p>
          </table:table-cell>
          <table:table-cell office:value-type="float" office:value="2656805" table:style-name="ce27">
            <text:p>2,656,805</text:p>
          </table:table-cell>
          <table:table-cell office:value-type="float" office:value="1381020" table:style-name="ce27">
            <text:p>1,381,020</text:p>
          </table:table-cell>
          <table:table-cell office:value-type="float" office:value="1275785" table:style-name="ce27">
            <text:p>1,275,785</text:p>
          </table:table-cell>
          <table:table-cell office:value-type="float" office:value="11.28" table:style-name="ce28">
            <text:p>11.28</text:p>
          </table:table-cell>
          <table:table-cell office:value-type="float" office:value="1486198" table:style-name="ce27">
            <text:p>1,486,198</text:p>
          </table:table-cell>
          <table:table-cell office:value-type="float" office:value="776245" table:style-name="ce27">
            <text:p>776,245</text:p>
          </table:table-cell>
          <table:table-cell office:value-type="float" office:value="709953" table:style-name="ce27">
            <text:p>709,953</text:p>
          </table:table-cell>
          <table:table-cell office:value-type="float" office:value="6.31" table:style-name="ce28">
            <text:p>6.31</text:p>
          </table:table-cell>
          <table:table-cell office:value-type="float" office:value="19057690" table:style-name="ce27">
            <text:p>19,057,690</text:p>
          </table:table-cell>
          <table:table-cell office:value-type="float" office:value="9374901" table:style-name="ce27">
            <text:p>9,374,901</text:p>
          </table:table-cell>
          <table:table-cell office:value-type="float" office:value="9682789" table:style-name="ce27">
            <text:p>9,682,789</text:p>
          </table:table-cell>
          <table:table-cell office:value-type="float" office:value="80.900000000000006" table:style-name="ce28">
            <text:p>80.90</text:p>
          </table:table-cell>
          <table:table-cell office:value-type="float" office:value="3204548" table:style-name="ce27">
            <text:p>3,204,548</text:p>
          </table:table-cell>
          <table:table-cell office:value-type="float" office:value="1474335" table:style-name="ce27">
            <text:p>1,474,335</text:p>
          </table:table-cell>
          <table:table-cell office:value-type="float" office:value="1730213" table:style-name="ce27">
            <text:p>1,730,213</text:p>
          </table:table-cell>
          <table:table-cell office:value-type="float" office:value="13.6" table:style-name="ce26">
            <text:p>13.60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84720" table:style-name="ce23">
            <text:p>3,984,720</text:p>
          </table:table-cell>
          <table:table-cell office:value-type="float" office:value="1953089" table:style-name="ce23">
            <text:p>1,953,089</text:p>
          </table:table-cell>
          <table:table-cell office:value-type="float" office:value="2031631" table:style-name="ce23">
            <text:p>2,031,631</text:p>
          </table:table-cell>
          <table:table-cell office:value-type="float" office:value="165468" table:style-name="ce23">
            <text:p>165,468</text:p>
          </table:table-cell>
          <table:table-cell office:value-type="float" office:value="85539" table:style-name="ce23">
            <text:p>85,539</text:p>
          </table:table-cell>
          <table:table-cell office:value-type="float" office:value="79929" table:style-name="ce23">
            <text:p>79,929</text:p>
          </table:table-cell>
          <table:table-cell office:value-type="float" office:value="4.1500000000000004" table:style-name="ce24">
            <text:p>4.15</text:p>
          </table:table-cell>
          <table:table-cell office:value-type="float" office:value="233383" table:style-name="ce23">
            <text:p>233,383</text:p>
          </table:table-cell>
          <table:table-cell office:value-type="float" office:value="120553" table:style-name="ce23">
            <text:p>120,553</text:p>
          </table:table-cell>
          <table:table-cell office:value-type="float" office:value="112830" table:style-name="ce23">
            <text:p>112,830</text:p>
          </table:table-cell>
          <table:table-cell office:value-type="float" office:value="5.86" table:style-name="ce24">
            <text:p>5.86</text:p>
          </table:table-cell>
          <table:table-cell office:value-type="float" office:value="396212" table:style-name="ce23">
            <text:p>396,212</text:p>
          </table:table-cell>
          <table:table-cell office:value-type="float" office:value="205651" table:style-name="ce23">
            <text:p>205,651</text:p>
          </table:table-cell>
          <table:table-cell office:value-type="float" office:value="190561" table:style-name="ce23">
            <text:p>190,561</text:p>
          </table:table-cell>
          <table:table-cell office:value-type="float" office:value="9.94" table:style-name="ce24">
            <text:p>9.94</text:p>
          </table:table-cell>
          <table:table-cell office:value-type="float" office:value="429483" table:style-name="ce23">
            <text:p>429,483</text:p>
          </table:table-cell>
          <table:table-cell office:value-type="float" office:value="222788" table:style-name="ce23">
            <text:p>222,788</text:p>
          </table:table-cell>
          <table:table-cell office:value-type="float" office:value="206695" table:style-name="ce23">
            <text:p>206,695</text:p>
          </table:table-cell>
          <table:table-cell office:value-type="float" office:value="10.78" table:style-name="ce24">
            <text:p>10.78</text:p>
          </table:table-cell>
          <table:table-cell office:value-type="float" office:value="239593" table:style-name="ce23">
            <text:p>239,593</text:p>
          </table:table-cell>
          <table:table-cell office:value-type="float" office:value="124915" table:style-name="ce23">
            <text:p>124,915</text:p>
          </table:table-cell>
          <table:table-cell office:value-type="float" office:value="114678" table:style-name="ce23">
            <text:p>114,678</text:p>
          </table:table-cell>
          <table:table-cell office:value-type="float" office:value="6.01" table:style-name="ce24">
            <text:p>6.01</text:p>
          </table:table-cell>
          <table:table-cell office:value-type="float" office:value="3255529" table:style-name="ce23">
            <text:p>3,255,529</text:p>
          </table:table-cell>
          <table:table-cell office:value-type="float" office:value="1574145" table:style-name="ce23">
            <text:p>1,574,145</text:p>
          </table:table-cell>
          <table:table-cell office:value-type="float" office:value="1681384" table:style-name="ce23">
            <text:p>1,681,384</text:p>
          </table:table-cell>
          <table:table-cell office:value-type="float" office:value="81.7" table:style-name="ce24">
            <text:p>81.70</text:p>
          </table:table-cell>
          <table:table-cell office:value-type="float" office:value="488527" table:style-name="ce23">
            <text:p>488,527</text:p>
          </table:table-cell>
          <table:table-cell office:value-type="float" office:value="224078" table:style-name="ce23">
            <text:p>224,078</text:p>
          </table:table-cell>
          <table:table-cell office:value-type="float" office:value="264449" table:style-name="ce23">
            <text:p>264,449</text:p>
          </table:table-cell>
          <table:table-cell office:value-type="float" office:value="12.26" table:style-name="ce22">
            <text:p>12.26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685202" table:style-name="ce23">
            <text:p>2,685,202</text:p>
          </table:table-cell>
          <table:table-cell office:value-type="float" office:value="1283373" table:style-name="ce23">
            <text:p>1,283,373</text:p>
          </table:table-cell>
          <table:table-cell office:value-type="float" office:value="1401829" table:style-name="ce23">
            <text:p>1,401,829</text:p>
          </table:table-cell>
          <table:table-cell office:value-type="float" office:value="145462" table:style-name="ce23">
            <text:p>145,462</text:p>
          </table:table-cell>
          <table:table-cell office:value-type="float" office:value="74900" table:style-name="ce23">
            <text:p>74,900</text:p>
          </table:table-cell>
          <table:table-cell office:value-type="float" office:value="70562" table:style-name="ce23">
            <text:p>70,562</text:p>
          </table:table-cell>
          <table:table-cell office:value-type="float" office:value="5.42" table:style-name="ce24">
            <text:p>5.42</text:p>
          </table:table-cell>
          <table:table-cell office:value-type="float" office:value="194851" table:style-name="ce23">
            <text:p>194,851</text:p>
          </table:table-cell>
          <table:table-cell office:value-type="float" office:value="100439" table:style-name="ce23">
            <text:p>100,439</text:p>
          </table:table-cell>
          <table:table-cell office:value-type="float" office:value="94412" table:style-name="ce23">
            <text:p>94,412</text:p>
          </table:table-cell>
          <table:table-cell office:value-type="float" office:value="7.26" table:style-name="ce24">
            <text:p>7.26</text:p>
          </table:table-cell>
          <table:table-cell office:value-type="float" office:value="302311" table:style-name="ce23">
            <text:p>302,311</text:p>
          </table:table-cell>
          <table:table-cell office:value-type="float" office:value="156392" table:style-name="ce23">
            <text:p>156,392</text:p>
          </table:table-cell>
          <table:table-cell office:value-type="float" office:value="145919" table:style-name="ce23">
            <text:p>145,919</text:p>
          </table:table-cell>
          <table:table-cell office:value-type="float" office:value="11.26" table:style-name="ce24">
            <text:p>11.26</text:p>
          </table:table-cell>
          <table:table-cell office:value-type="float" office:value="325214" table:style-name="ce23">
            <text:p>325,214</text:p>
          </table:table-cell>
          <table:table-cell office:value-type="float" office:value="168513" table:style-name="ce23">
            <text:p>168,513</text:p>
          </table:table-cell>
          <table:table-cell office:value-type="float" office:value="156701" table:style-name="ce23">
            <text:p>156,701</text:p>
          </table:table-cell>
          <table:table-cell office:value-type="float" office:value="12.11" table:style-name="ce24">
            <text:p>12.11</text:p>
          </table:table-cell>
          <table:table-cell office:value-type="float" office:value="148106" table:style-name="ce23">
            <text:p>148,106</text:p>
          </table:table-cell>
          <table:table-cell office:value-type="float" office:value="77398" table:style-name="ce23">
            <text:p>77,398</text:p>
          </table:table-cell>
          <table:table-cell office:value-type="float" office:value="70708" table:style-name="ce23">
            <text:p>70,708</text:p>
          </table:table-cell>
          <table:table-cell office:value-type="float" office:value="5.52" table:style-name="ce24">
            <text:p>5.52</text:p>
          </table:table-cell>
          <table:table-cell office:value-type="float" office:value="2180466" table:style-name="ce23">
            <text:p>2,180,466</text:p>
          </table:table-cell>
          <table:table-cell office:value-type="float" office:value="1021318" table:style-name="ce23">
            <text:p>1,021,318</text:p>
          </table:table-cell>
          <table:table-cell office:value-type="float" office:value="1159148" table:style-name="ce23">
            <text:p>1,159,148</text:p>
          </table:table-cell>
          <table:table-cell office:value-type="float" office:value="81.2" table:style-name="ce24">
            <text:p>81.20</text:p>
          </table:table-cell>
          <table:table-cell office:value-type="float" office:value="431123" table:style-name="ce23">
            <text:p>431,123</text:p>
          </table:table-cell>
          <table:table-cell office:value-type="float" office:value="193592" table:style-name="ce23">
            <text:p>193,592</text:p>
          </table:table-cell>
          <table:table-cell office:value-type="float" office:value="237531" table:style-name="ce23">
            <text:p>237,531</text:p>
          </table:table-cell>
          <table:table-cell office:value-type="float" office:value="16.059999999999999" table:style-name="ce22">
            <text:p>16.06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74895" table:style-name="ce23">
            <text:p>2,174,895</text:p>
          </table:table-cell>
          <table:table-cell office:value-type="float" office:value="1083834" table:style-name="ce23">
            <text:p>1,083,834</text:p>
          </table:table-cell>
          <table:table-cell office:value-type="float" office:value="1091061" table:style-name="ce23">
            <text:p>1,091,061</text:p>
          </table:table-cell>
          <table:table-cell office:value-type="float" office:value="113200" table:style-name="ce23">
            <text:p>113,200</text:p>
          </table:table-cell>
          <table:table-cell office:value-type="float" office:value="58877" table:style-name="ce23">
            <text:p>58,877</text:p>
          </table:table-cell>
          <table:table-cell office:value-type="float" office:value="54323" table:style-name="ce23">
            <text:p>54,323</text:p>
          </table:table-cell>
          <table:table-cell office:value-type="float" office:value="5.2" table:style-name="ce24">
            <text:p>5.20</text:p>
          </table:table-cell>
          <table:table-cell office:value-type="float" office:value="156569" table:style-name="ce23">
            <text:p>156,569</text:p>
          </table:table-cell>
          <table:table-cell office:value-type="float" office:value="81165" table:style-name="ce23">
            <text:p>81,165</text:p>
          </table:table-cell>
          <table:table-cell office:value-type="float" office:value="75404" table:style-name="ce23">
            <text:p>75,404</text:p>
          </table:table-cell>
          <table:table-cell office:value-type="float" office:value="7.2" table:style-name="ce24">
            <text:p>7.20</text:p>
          </table:table-cell>
          <table:table-cell office:value-type="float" office:value="261342" table:style-name="ce23">
            <text:p>261,342</text:p>
          </table:table-cell>
          <table:table-cell office:value-type="float" office:value="136058" table:style-name="ce23">
            <text:p>136,058</text:p>
          </table:table-cell>
          <table:table-cell office:value-type="float" office:value="125284" table:style-name="ce23">
            <text:p>125,284</text:p>
          </table:table-cell>
          <table:table-cell office:value-type="float" office:value="12.02" table:style-name="ce24">
            <text:p>12.02</text:p>
          </table:table-cell>
          <table:table-cell office:value-type="float" office:value="283861" table:style-name="ce23">
            <text:p>283,861</text:p>
          </table:table-cell>
          <table:table-cell office:value-type="float" office:value="147863" table:style-name="ce23">
            <text:p>147,863</text:p>
          </table:table-cell>
          <table:table-cell office:value-type="float" office:value="135998" table:style-name="ce23">
            <text:p>135,998</text:p>
          </table:table-cell>
          <table:table-cell office:value-type="float" office:value="13.05" table:style-name="ce24">
            <text:p>13.05</text:p>
          </table:table-cell>
          <table:table-cell office:value-type="float" office:value="154260" table:style-name="ce23">
            <text:p>154,260</text:p>
          </table:table-cell>
          <table:table-cell office:value-type="float" office:value="80682" table:style-name="ce23">
            <text:p>80,682</text:p>
          </table:table-cell>
          <table:table-cell office:value-type="float" office:value="73578" table:style-name="ce23">
            <text:p>73,578</text:p>
          </table:table-cell>
          <table:table-cell office:value-type="float" office:value="7.09" table:style-name="ce24">
            <text:p>7.09</text:p>
          </table:table-cell>
          <table:table-cell office:value-type="float" office:value="1702153" table:style-name="ce23">
            <text:p>1,702,153</text:p>
          </table:table-cell>
          <table:table-cell office:value-type="float" office:value="837250" table:style-name="ce23">
            <text:p>837,250</text:p>
          </table:table-cell>
          <table:table-cell office:value-type="float" office:value="864903" table:style-name="ce23">
            <text:p>864,903</text:p>
          </table:table-cell>
          <table:table-cell office:value-type="float" office:value="78.260000000000005" table:style-name="ce24">
            <text:p>78.26</text:p>
          </table:table-cell>
          <table:table-cell office:value-type="float" office:value="230073" table:style-name="ce23">
            <text:p>230,073</text:p>
          </table:table-cell>
          <table:table-cell office:value-type="float" office:value="107682" table:style-name="ce23">
            <text:p>107,682</text:p>
          </table:table-cell>
          <table:table-cell office:value-type="float" office:value="122391" table:style-name="ce23">
            <text:p>122,391</text:p>
          </table:table-cell>
          <table:table-cell office:value-type="float" office:value="10.58" table:style-name="ce22">
            <text:p>10.58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80155" table:style-name="ce23">
            <text:p>2,780,155</text:p>
          </table:table-cell>
          <table:table-cell office:value-type="float" office:value="1371360" table:style-name="ce23">
            <text:p>1,371,360</text:p>
          </table:table-cell>
          <table:table-cell office:value-type="float" office:value="1408795" table:style-name="ce23">
            <text:p>1,408,795</text:p>
          </table:table-cell>
          <table:table-cell office:value-type="float" office:value="139380" table:style-name="ce23">
            <text:p>139,380</text:p>
          </table:table-cell>
          <table:table-cell office:value-type="float" office:value="72440" table:style-name="ce23">
            <text:p>72,440</text:p>
          </table:table-cell>
          <table:table-cell office:value-type="float" office:value="66940" table:style-name="ce23">
            <text:p>66,940</text:p>
          </table:table-cell>
          <table:table-cell office:value-type="float" office:value="5.01" table:style-name="ce24">
            <text:p>5.01</text:p>
          </table:table-cell>
          <table:table-cell office:value-type="float" office:value="194355" table:style-name="ce23">
            <text:p>194,355</text:p>
          </table:table-cell>
          <table:table-cell office:value-type="float" office:value="100899" table:style-name="ce23">
            <text:p>100,899</text:p>
          </table:table-cell>
          <table:table-cell office:value-type="float" office:value="93456" table:style-name="ce23">
            <text:p>93,456</text:p>
          </table:table-cell>
          <table:table-cell office:value-type="float" office:value="6.99" table:style-name="ce24">
            <text:p>6.99</text:p>
          </table:table-cell>
          <table:table-cell office:value-type="float" office:value="323097" table:style-name="ce23">
            <text:p>323,097</text:p>
          </table:table-cell>
          <table:table-cell office:value-type="float" office:value="167950" table:style-name="ce23">
            <text:p>167,950</text:p>
          </table:table-cell>
          <table:table-cell office:value-type="float" office:value="155147" table:style-name="ce23">
            <text:p>155,147</text:p>
          </table:table-cell>
          <table:table-cell office:value-type="float" office:value="11.62" table:style-name="ce24">
            <text:p>11.62</text:p>
          </table:table-cell>
          <table:table-cell office:value-type="float" office:value="350652" table:style-name="ce23">
            <text:p>350,652</text:p>
          </table:table-cell>
          <table:table-cell office:value-type="float" office:value="182263" table:style-name="ce23">
            <text:p>182,263</text:p>
          </table:table-cell>
          <table:table-cell office:value-type="float" office:value="168389" table:style-name="ce23">
            <text:p>168,389</text:p>
          </table:table-cell>
          <table:table-cell office:value-type="float" office:value="12.61" table:style-name="ce24">
            <text:p>12.61</text:p>
          </table:table-cell>
          <table:table-cell office:value-type="float" office:value="190592" table:style-name="ce23">
            <text:p>190,592</text:p>
          </table:table-cell>
          <table:table-cell office:value-type="float" office:value="98878" table:style-name="ce23">
            <text:p>98,878</text:p>
          </table:table-cell>
          <table:table-cell office:value-type="float" office:value="91714" table:style-name="ce23">
            <text:p>91,714</text:p>
          </table:table-cell>
          <table:table-cell office:value-type="float" office:value="6.86" table:style-name="ce24">
            <text:p>6.86</text:p>
          </table:table-cell>
          <table:table-cell office:value-type="float" office:value="2193501" table:style-name="ce23">
            <text:p>2,193,501</text:p>
          </table:table-cell>
          <table:table-cell office:value-type="float" office:value="1066648" table:style-name="ce23">
            <text:p>1,066,648</text:p>
          </table:table-cell>
          <table:table-cell office:value-type="float" office:value="1126853" table:style-name="ce23">
            <text:p>1,126,853</text:p>
          </table:table-cell>
          <table:table-cell office:value-type="float" office:value="78.900000000000006" table:style-name="ce24">
            <text:p>78.90</text:p>
          </table:table-cell>
          <table:table-cell office:value-type="float" office:value="313283" table:style-name="ce23">
            <text:p>313,283</text:p>
          </table:table-cell>
          <table:table-cell office:value-type="float" office:value="144584" table:style-name="ce23">
            <text:p>144,584</text:p>
          </table:table-cell>
          <table:table-cell office:value-type="float" office:value="168699" table:style-name="ce23">
            <text:p>168,699</text:p>
          </table:table-cell>
          <table:table-cell office:value-type="float" office:value="11.27" table:style-name="ce22">
            <text:p>11.27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6145" table:style-name="ce23">
            <text:p>1,886,145</text:p>
          </table:table-cell>
          <table:table-cell office:value-type="float" office:value="942334" table:style-name="ce23">
            <text:p>942,334</text:p>
          </table:table-cell>
          <table:table-cell office:value-type="float" office:value="943811" table:style-name="ce23">
            <text:p>943,811</text:p>
          </table:table-cell>
          <table:table-cell office:value-type="float" office:value="77912" table:style-name="ce23">
            <text:p>77,912</text:p>
          </table:table-cell>
          <table:table-cell office:value-type="float" office:value="40261" table:style-name="ce23">
            <text:p>40,261</text:p>
          </table:table-cell>
          <table:table-cell office:value-type="float" office:value="37651" table:style-name="ce23">
            <text:p>37,651</text:p>
          </table:table-cell>
          <table:table-cell office:value-type="float" office:value="4.13" table:style-name="ce24">
            <text:p>4.13</text:p>
          </table:table-cell>
          <table:table-cell office:value-type="float" office:value="109128" table:style-name="ce23">
            <text:p>109,128</text:p>
          </table:table-cell>
          <table:table-cell office:value-type="float" office:value="56595" table:style-name="ce23">
            <text:p>56,595</text:p>
          </table:table-cell>
          <table:table-cell office:value-type="float" office:value="52533" table:style-name="ce23">
            <text:p>52,533</text:p>
          </table:table-cell>
          <table:table-cell office:value-type="float" office:value="5.79" table:style-name="ce24">
            <text:p>5.79</text:p>
          </table:table-cell>
          <table:table-cell office:value-type="float" office:value="184428" table:style-name="ce23">
            <text:p>184,428</text:p>
          </table:table-cell>
          <table:table-cell office:value-type="float" office:value="95744" table:style-name="ce23">
            <text:p>95,744</text:p>
          </table:table-cell>
          <table:table-cell office:value-type="float" office:value="88684" table:style-name="ce23">
            <text:p>88,684</text:p>
          </table:table-cell>
          <table:table-cell office:value-type="float" office:value="9.7799999999999994" table:style-name="ce24">
            <text:p>9.78</text:p>
          </table:table-cell>
          <table:table-cell office:value-type="float" office:value="200710" table:style-name="ce23">
            <text:p>200,710</text:p>
          </table:table-cell>
          <table:table-cell office:value-type="float" office:value="104271" table:style-name="ce23">
            <text:p>104,271</text:p>
          </table:table-cell>
          <table:table-cell office:value-type="float" office:value="96439" table:style-name="ce23">
            <text:p>96,439</text:p>
          </table:table-cell>
          <table:table-cell office:value-type="float" office:value="10.64" table:style-name="ce24">
            <text:p>10.64</text:p>
          </table:table-cell>
          <table:table-cell office:value-type="float" office:value="112769" table:style-name="ce23">
            <text:p>112,769</text:p>
          </table:table-cell>
          <table:table-cell office:value-type="float" office:value="58800" table:style-name="ce23">
            <text:p>58,800</text:p>
          </table:table-cell>
          <table:table-cell office:value-type="float" office:value="53969" table:style-name="ce23">
            <text:p>53,969</text:p>
          </table:table-cell>
          <table:table-cell office:value-type="float" office:value="5.98" table:style-name="ce24">
            <text:p>5.98</text:p>
          </table:table-cell>
          <table:table-cell office:value-type="float" office:value="1545368" table:style-name="ce23">
            <text:p>1,545,368</text:p>
          </table:table-cell>
          <table:table-cell office:value-type="float" office:value="764943" table:style-name="ce23">
            <text:p>764,943</text:p>
          </table:table-cell>
          <table:table-cell office:value-type="float" office:value="780425" table:style-name="ce23">
            <text:p>780,425</text:p>
          </table:table-cell>
          <table:table-cell office:value-type="float" office:value="81.93" table:style-name="ce24">
            <text:p>81.93</text:p>
          </table:table-cell>
          <table:table-cell office:value-type="float" office:value="266624" table:style-name="ce23">
            <text:p>266,624</text:p>
          </table:table-cell>
          <table:table-cell office:value-type="float" office:value="122290" table:style-name="ce23">
            <text:p>122,290</text:p>
          </table:table-cell>
          <table:table-cell office:value-type="float" office:value="144334" table:style-name="ce23">
            <text:p>144,334</text:p>
          </table:table-cell>
          <table:table-cell office:value-type="float" office:value="14.14" table:style-name="ce22">
            <text:p>14.14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7564" table:style-name="ce23">
            <text:p>2,777,564</text:p>
          </table:table-cell>
          <table:table-cell office:value-type="float" office:value="1376688" table:style-name="ce23">
            <text:p>1,376,688</text:p>
          </table:table-cell>
          <table:table-cell office:value-type="float" office:value="1400876" table:style-name="ce23">
            <text:p>1,400,876</text:p>
          </table:table-cell>
          <table:table-cell office:value-type="float" office:value="111251" table:style-name="ce23">
            <text:p>111,251</text:p>
          </table:table-cell>
          <table:table-cell office:value-type="float" office:value="57578" table:style-name="ce23">
            <text:p>57,578</text:p>
          </table:table-cell>
          <table:table-cell office:value-type="float" office:value="53673" table:style-name="ce23">
            <text:p>53,673</text:p>
          </table:table-cell>
          <table:table-cell office:value-type="float" office:value="4.01" table:style-name="ce24">
            <text:p>4.01</text:p>
          </table:table-cell>
          <table:table-cell office:value-type="float" office:value="155663" table:style-name="ce23">
            <text:p>155,663</text:p>
          </table:table-cell>
          <table:table-cell office:value-type="float" office:value="80674" table:style-name="ce23">
            <text:p>80,674</text:p>
          </table:table-cell>
          <table:table-cell office:value-type="float" office:value="74989" table:style-name="ce23">
            <text:p>74,989</text:p>
          </table:table-cell>
          <table:table-cell office:value-type="float" office:value="5.6" table:style-name="ce24">
            <text:p>5.60</text:p>
          </table:table-cell>
          <table:table-cell office:value-type="float" office:value="265034" table:style-name="ce23">
            <text:p>265,034</text:p>
          </table:table-cell>
          <table:table-cell office:value-type="float" office:value="137503" table:style-name="ce23">
            <text:p>137,503</text:p>
          </table:table-cell>
          <table:table-cell office:value-type="float" office:value="127531" table:style-name="ce23">
            <text:p>127,531</text:p>
          </table:table-cell>
          <table:table-cell office:value-type="float" office:value="9.5399999999999991" table:style-name="ce24">
            <text:p>9.54</text:p>
          </table:table-cell>
          <table:table-cell office:value-type="float" office:value="288923" table:style-name="ce23">
            <text:p>288,923</text:p>
          </table:table-cell>
          <table:table-cell office:value-type="float" office:value="149929" table:style-name="ce23">
            <text:p>149,929</text:p>
          </table:table-cell>
          <table:table-cell office:value-type="float" office:value="138994" table:style-name="ce23">
            <text:p>138,994</text:p>
          </table:table-cell>
          <table:table-cell office:value-type="float" office:value="10.4" table:style-name="ce24">
            <text:p>10.40</text:p>
          </table:table-cell>
          <table:table-cell office:value-type="float" office:value="168639" table:style-name="ce23">
            <text:p>168,639</text:p>
          </table:table-cell>
          <table:table-cell office:value-type="float" office:value="87749" table:style-name="ce23">
            <text:p>87,749</text:p>
          </table:table-cell>
          <table:table-cell office:value-type="float" office:value="80890" table:style-name="ce23">
            <text:p>80,890</text:p>
          </table:table-cell>
          <table:table-cell office:value-type="float" office:value="6.07" table:style-name="ce24">
            <text:p>6.07</text:p>
          </table:table-cell>
          <table:table-cell office:value-type="float" office:value="2278966" table:style-name="ce23">
            <text:p>2,278,966</text:p>
          </table:table-cell>
          <table:table-cell office:value-type="float" office:value="1117910" table:style-name="ce23">
            <text:p>1,117,910</text:p>
          </table:table-cell>
          <table:table-cell office:value-type="float" office:value="1161056" table:style-name="ce23">
            <text:p>1,161,056</text:p>
          </table:table-cell>
          <table:table-cell office:value-type="float" office:value="82.05" table:style-name="ce24">
            <text:p>82.05</text:p>
          </table:table-cell>
          <table:table-cell office:value-type="float" office:value="386362" table:style-name="ce23">
            <text:p>386,362</text:p>
          </table:table-cell>
          <table:table-cell office:value-type="float" office:value="178249" table:style-name="ce23">
            <text:p>178,249</text:p>
          </table:table-cell>
          <table:table-cell office:value-type="float" office:value="208113" table:style-name="ce23">
            <text:p>208,113</text:p>
          </table:table-cell>
          <table:table-cell office:value-type="float" office:value="13.91" table:style-name="ce22">
            <text:p>13.91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18728" table:style-name="ce23">
            <text:p>7,118,728</text:p>
          </table:table-cell>
          <table:table-cell office:value-type="float" office:value="3631160" table:style-name="ce23">
            <text:p>3,631,160</text:p>
          </table:table-cell>
          <table:table-cell office:value-type="float" office:value="3487568" table:style-name="ce23">
            <text:p>3,487,568</text:p>
          </table:table-cell>
          <table:table-cell office:value-type="float" office:value="283889" table:style-name="ce23">
            <text:p>283,889</text:p>
          </table:table-cell>
          <table:table-cell office:value-type="float" office:value="147321" table:style-name="ce23">
            <text:p>147,321</text:p>
          </table:table-cell>
          <table:table-cell office:value-type="float" office:value="136568" table:style-name="ce23">
            <text:p>136,568</text:p>
          </table:table-cell>
          <table:table-cell office:value-type="float" office:value="3.99" table:style-name="ce24">
            <text:p>3.99</text:p>
          </table:table-cell>
          <table:table-cell office:value-type="float" office:value="400015" table:style-name="ce23">
            <text:p>400,015</text:p>
          </table:table-cell>
          <table:table-cell office:value-type="float" office:value="207689" table:style-name="ce23">
            <text:p>207,689</text:p>
          </table:table-cell>
          <table:table-cell office:value-type="float" office:value="192326" table:style-name="ce23">
            <text:p>192,326</text:p>
          </table:table-cell>
          <table:table-cell office:value-type="float" office:value="5.62" table:style-name="ce24">
            <text:p>5.62</text:p>
          </table:table-cell>
          <table:table-cell office:value-type="float" office:value="698332" table:style-name="ce23">
            <text:p>698,332</text:p>
          </table:table-cell>
          <table:table-cell office:value-type="float" office:value="364044" table:style-name="ce23">
            <text:p>364,044</text:p>
          </table:table-cell>
          <table:table-cell office:value-type="float" office:value="334288" table:style-name="ce23">
            <text:p>334,288</text:p>
          </table:table-cell>
          <table:table-cell office:value-type="float" office:value="9.81" table:style-name="ce24">
            <text:p>9.81</text:p>
          </table:table-cell>
          <table:table-cell office:value-type="float" office:value="764729" table:style-name="ce23">
            <text:p>764,729</text:p>
          </table:table-cell>
          <table:table-cell office:value-type="float" office:value="398493" table:style-name="ce23">
            <text:p>398,493</text:p>
          </table:table-cell>
          <table:table-cell office:value-type="float" office:value="366236" table:style-name="ce23">
            <text:p>366,236</text:p>
          </table:table-cell>
          <table:table-cell office:value-type="float" office:value="10.74" table:style-name="ce24">
            <text:p>10.74</text:p>
          </table:table-cell>
          <table:table-cell office:value-type="float" office:value="465947" table:style-name="ce23">
            <text:p>465,947</text:p>
          </table:table-cell>
          <table:table-cell office:value-type="float" office:value="244567" table:style-name="ce23">
            <text:p>244,567</text:p>
          </table:table-cell>
          <table:table-cell office:value-type="float" office:value="221380" table:style-name="ce23">
            <text:p>221,380</text:p>
          </table:table-cell>
          <table:table-cell office:value-type="float" office:value="6.55" table:style-name="ce24">
            <text:p>6.55</text:p>
          </table:table-cell>
          <table:table-cell office:value-type="float" office:value="5775296" table:style-name="ce23">
            <text:p>5,775,296</text:p>
          </table:table-cell>
          <table:table-cell office:value-type="float" office:value="2929055" table:style-name="ce23">
            <text:p>2,929,055</text:p>
          </table:table-cell>
          <table:table-cell office:value-type="float" office:value="2846241" table:style-name="ce23">
            <text:p>2,846,241</text:p>
          </table:table-cell>
          <table:table-cell office:value-type="float" office:value="81.13" table:style-name="ce24">
            <text:p>81.13</text:p>
          </table:table-cell>
          <table:table-cell office:value-type="float" office:value="1070819" table:style-name="ce23">
            <text:p>1,070,819</text:p>
          </table:table-cell>
          <table:table-cell office:value-type="float" office:value="495296" table:style-name="ce23">
            <text:p>495,296</text:p>
          </table:table-cell>
          <table:table-cell office:value-type="float" office:value="575523" table:style-name="ce23">
            <text:p>575,523</text:p>
          </table:table-cell>
          <table:table-cell office:value-type="float" office:value="15.04" table:style-name="ce22">
            <text:p>15.04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6904" table:style-name="ce18">
            <text:p>456,904</text:p>
          </table:table-cell>
          <table:table-cell office:value-type="float" office:value="231249" table:style-name="ce18">
            <text:p>231,249</text:p>
          </table:table-cell>
          <table:table-cell office:value-type="float" office:value="225655" table:style-name="ce18">
            <text:p>225,655</text:p>
          </table:table-cell>
          <table:table-cell office:value-type="float" office:value="17492" table:style-name="ce18">
            <text:p>17,492</text:p>
          </table:table-cell>
          <table:table-cell office:value-type="float" office:value="9154" table:style-name="ce18">
            <text:p>9,154</text:p>
          </table:table-cell>
          <table:table-cell office:value-type="float" office:value="8338" table:style-name="ce18">
            <text:p>8,338</text:p>
          </table:table-cell>
          <table:table-cell office:value-type="float" office:value="3.83" table:style-name="ce19">
            <text:p>3.83</text:p>
          </table:table-cell>
          <table:table-cell office:value-type="float" office:value="24730" table:style-name="ce18">
            <text:p>24,730</text:p>
          </table:table-cell>
          <table:table-cell office:value-type="float" office:value="12980" table:style-name="ce18">
            <text:p>12,980</text:p>
          </table:table-cell>
          <table:table-cell office:value-type="float" office:value="11750" table:style-name="ce18">
            <text:p>11,750</text:p>
          </table:table-cell>
          <table:table-cell office:value-type="float" office:value="5.41" table:style-name="ce19">
            <text:p>5.41</text:p>
          </table:table-cell>
          <table:table-cell office:value-type="float" office:value="43110" table:style-name="ce18">
            <text:p>43,110</text:p>
          </table:table-cell>
          <table:table-cell office:value-type="float" office:value="22444" table:style-name="ce18">
            <text:p>22,444</text:p>
          </table:table-cell>
          <table:table-cell office:value-type="float" office:value="20666" table:style-name="ce18">
            <text:p>20,666</text:p>
          </table:table-cell>
          <table:table-cell office:value-type="float" office:value="9.44" table:style-name="ce19">
            <text:p>9.44</text:p>
          </table:table-cell>
          <table:table-cell office:value-type="float" office:value="47259" table:style-name="ce18">
            <text:p>47,259</text:p>
          </table:table-cell>
          <table:table-cell office:value-type="float" office:value="24583" table:style-name="ce18">
            <text:p>24,583</text:p>
          </table:table-cell>
          <table:table-cell office:value-type="float" office:value="22676" table:style-name="ce18">
            <text:p>22,676</text:p>
          </table:table-cell>
          <table:table-cell office:value-type="float" office:value="10.34" table:style-name="ce19">
            <text:p>10.34</text:p>
          </table:table-cell>
          <table:table-cell office:value-type="float" office:value="28926" table:style-name="ce18">
            <text:p>28,926</text:p>
          </table:table-cell>
          <table:table-cell office:value-type="float" office:value="15114" table:style-name="ce18">
            <text:p>15,114</text:p>
          </table:table-cell>
          <table:table-cell office:value-type="float" office:value="13812" table:style-name="ce18">
            <text:p>13,812</text:p>
          </table:table-cell>
          <table:table-cell office:value-type="float" office:value="6.33" table:style-name="ce19">
            <text:p>6.33</text:p>
          </table:table-cell>
          <table:table-cell office:value-type="float" office:value="373174" table:style-name="ce18">
            <text:p>373,174</text:p>
          </table:table-cell>
          <table:table-cell office:value-type="float" office:value="187597" table:style-name="ce18">
            <text:p>187,597</text:p>
          </table:table-cell>
          <table:table-cell office:value-type="float" office:value="185577" table:style-name="ce18">
            <text:p>185,577</text:p>
          </table:table-cell>
          <table:table-cell office:value-type="float" office:value="81.67" table:style-name="ce19">
            <text:p>81.67</text:p>
          </table:table-cell>
          <table:table-cell office:value-type="float" office:value="69223" table:style-name="ce18">
            <text:p>69,223</text:p>
          </table:table-cell>
          <table:table-cell office:value-type="float" office:value="32127" table:style-name="ce18">
            <text:p>32,127</text:p>
          </table:table-cell>
          <table:table-cell office:value-type="float" office:value="37096" table:style-name="ce18">
            <text:p>37,096</text:p>
          </table:table-cell>
          <table:table-cell office:value-type="float" office:value="15.15" table:style-name="ce17">
            <text:p>15.1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50621" table:style-name="ce18">
            <text:p>550,621</text:p>
          </table:table-cell>
          <table:table-cell office:value-type="float" office:value="281435" table:style-name="ce18">
            <text:p>281,435</text:p>
          </table:table-cell>
          <table:table-cell office:value-type="float" office:value="269186" table:style-name="ce18">
            <text:p>269,186</text:p>
          </table:table-cell>
          <table:table-cell office:value-type="float" office:value="29705" table:style-name="ce18">
            <text:p>29,705</text:p>
          </table:table-cell>
          <table:table-cell office:value-type="float" office:value="15355" table:style-name="ce18">
            <text:p>15,355</text:p>
          </table:table-cell>
          <table:table-cell office:value-type="float" office:value="14350" table:style-name="ce18">
            <text:p>14,350</text:p>
          </table:table-cell>
          <table:table-cell office:value-type="float" office:value="5.39" table:style-name="ce19">
            <text:p>5.39</text:p>
          </table:table-cell>
          <table:table-cell office:value-type="float" office:value="42721" table:style-name="ce18">
            <text:p>42,721</text:p>
          </table:table-cell>
          <table:table-cell office:value-type="float" office:value="22107" table:style-name="ce18">
            <text:p>22,107</text:p>
          </table:table-cell>
          <table:table-cell office:value-type="float" office:value="20614" table:style-name="ce18">
            <text:p>20,614</text:p>
          </table:table-cell>
          <table:table-cell office:value-type="float" office:value="7.76" table:style-name="ce19">
            <text:p>7.76</text:p>
          </table:table-cell>
          <table:table-cell office:value-type="float" office:value="73095" table:style-name="ce18">
            <text:p>73,095</text:p>
          </table:table-cell>
          <table:table-cell office:value-type="float" office:value="38025" table:style-name="ce18">
            <text:p>38,025</text:p>
          </table:table-cell>
          <table:table-cell office:value-type="float" office:value="35070" table:style-name="ce18">
            <text:p>35,070</text:p>
          </table:table-cell>
          <table:table-cell office:value-type="float" office:value="13.28" table:style-name="ce19">
            <text:p>13.28</text:p>
          </table:table-cell>
          <table:table-cell office:value-type="float" office:value="79088" table:style-name="ce18">
            <text:p>79,088</text:p>
          </table:table-cell>
          <table:table-cell office:value-type="float" office:value="41165" table:style-name="ce18">
            <text:p>41,165</text:p>
          </table:table-cell>
          <table:table-cell office:value-type="float" office:value="37923" table:style-name="ce18">
            <text:p>37,923</text:p>
          </table:table-cell>
          <table:table-cell office:value-type="float" office:value="14.36" table:style-name="ce19">
            <text:p>14.36</text:p>
          </table:table-cell>
          <table:table-cell office:value-type="float" office:value="39586" table:style-name="ce18">
            <text:p>39,586</text:p>
          </table:table-cell>
          <table:table-cell office:value-type="float" office:value="20807" table:style-name="ce18">
            <text:p>20,807</text:p>
          </table:table-cell>
          <table:table-cell office:value-type="float" office:value="18779" table:style-name="ce18">
            <text:p>18,779</text:p>
          </table:table-cell>
          <table:table-cell office:value-type="float" office:value="7.19" table:style-name="ce19">
            <text:p>7.19</text:p>
          </table:table-cell>
          <table:table-cell office:value-type="float" office:value="423780" table:style-name="ce18">
            <text:p>423,780</text:p>
          </table:table-cell>
          <table:table-cell office:value-type="float" office:value="215162" table:style-name="ce18">
            <text:p>215,162</text:p>
          </table:table-cell>
          <table:table-cell office:value-type="float" office:value="208618" table:style-name="ce18">
            <text:p>208,618</text:p>
          </table:table-cell>
          <table:table-cell office:value-type="float" office:value="76.959999999999994" table:style-name="ce19">
            <text:p>76.96</text:p>
          </table:table-cell>
          <table:table-cell office:value-type="float" office:value="65456" table:style-name="ce18">
            <text:p>65,456</text:p>
          </table:table-cell>
          <table:table-cell office:value-type="float" office:value="31394" table:style-name="ce18">
            <text:p>31,394</text:p>
          </table:table-cell>
          <table:table-cell office:value-type="float" office:value="34062" table:style-name="ce18">
            <text:p>34,062</text:p>
          </table:table-cell>
          <table:table-cell office:value-type="float" office:value="11.89" table:style-name="ce17">
            <text:p>11.8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55485" table:style-name="ce18">
            <text:p>555,485</text:p>
          </table:table-cell>
          <table:table-cell office:value-type="float" office:value="286612" table:style-name="ce18">
            <text:p>286,612</text:p>
          </table:table-cell>
          <table:table-cell office:value-type="float" office:value="268873" table:style-name="ce18">
            <text:p>268,873</text:p>
          </table:table-cell>
          <table:table-cell office:value-type="float" office:value="23926" table:style-name="ce18">
            <text:p>23,926</text:p>
          </table:table-cell>
          <table:table-cell office:value-type="float" office:value="12311" table:style-name="ce18">
            <text:p>12,311</text:p>
          </table:table-cell>
          <table:table-cell office:value-type="float" office:value="11615" table:style-name="ce18">
            <text:p>11,615</text:p>
          </table:table-cell>
          <table:table-cell office:value-type="float" office:value="4.3099999999999996" table:style-name="ce19">
            <text:p>4.31</text:p>
          </table:table-cell>
          <table:table-cell office:value-type="float" office:value="33499" table:style-name="ce18">
            <text:p>33,499</text:p>
          </table:table-cell>
          <table:table-cell office:value-type="float" office:value="17281" table:style-name="ce18">
            <text:p>17,281</text:p>
          </table:table-cell>
          <table:table-cell office:value-type="float" office:value="16218" table:style-name="ce18">
            <text:p>16,218</text:p>
          </table:table-cell>
          <table:table-cell office:value-type="float" office:value="6.03" table:style-name="ce19">
            <text:p>6.03</text:p>
          </table:table-cell>
          <table:table-cell office:value-type="float" office:value="57265" table:style-name="ce18">
            <text:p>57,265</text:p>
          </table:table-cell>
          <table:table-cell office:value-type="float" office:value="29751" table:style-name="ce18">
            <text:p>29,751</text:p>
          </table:table-cell>
          <table:table-cell office:value-type="float" office:value="27514" table:style-name="ce18">
            <text:p>27,514</text:p>
          </table:table-cell>
          <table:table-cell office:value-type="float" office:value="10.31" table:style-name="ce19">
            <text:p>10.31</text:p>
          </table:table-cell>
          <table:table-cell office:value-type="float" office:value="62455" table:style-name="ce18">
            <text:p>62,455</text:p>
          </table:table-cell>
          <table:table-cell office:value-type="float" office:value="32472" table:style-name="ce18">
            <text:p>32,472</text:p>
          </table:table-cell>
          <table:table-cell office:value-type="float" office:value="29983" table:style-name="ce18">
            <text:p>29,983</text:p>
          </table:table-cell>
          <table:table-cell office:value-type="float" office:value="11.24" table:style-name="ce19">
            <text:p>11.24</text:p>
          </table:table-cell>
          <table:table-cell office:value-type="float" office:value="36079" table:style-name="ce18">
            <text:p>36,079</text:p>
          </table:table-cell>
          <table:table-cell office:value-type="float" office:value="19201" table:style-name="ce18">
            <text:p>19,201</text:p>
          </table:table-cell>
          <table:table-cell office:value-type="float" office:value="16878" table:style-name="ce18">
            <text:p>16,878</text:p>
          </table:table-cell>
          <table:table-cell office:value-type="float" office:value="6.5" table:style-name="ce19">
            <text:p>6.50</text:p>
          </table:table-cell>
          <table:table-cell office:value-type="float" office:value="448714" table:style-name="ce18">
            <text:p>448,714</text:p>
          </table:table-cell>
          <table:table-cell office:value-type="float" office:value="230583" table:style-name="ce18">
            <text:p>230,583</text:p>
          </table:table-cell>
          <table:table-cell office:value-type="float" office:value="218131" table:style-name="ce18">
            <text:p>218,131</text:p>
          </table:table-cell>
          <table:table-cell office:value-type="float" office:value="80.78" table:style-name="ce19">
            <text:p>80.78</text:p>
          </table:table-cell>
          <table:table-cell office:value-type="float" office:value="84338" table:style-name="ce18">
            <text:p>84,338</text:p>
          </table:table-cell>
          <table:table-cell office:value-type="float" office:value="40069" table:style-name="ce18">
            <text:p>40,069</text:p>
          </table:table-cell>
          <table:table-cell office:value-type="float" office:value="44269" table:style-name="ce18">
            <text:p>44,269</text:p>
          </table:table-cell>
          <table:table-cell office:value-type="float" office:value="15.18" table:style-name="ce17">
            <text:p>15.18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3426" table:style-name="ce18">
            <text:p>1,283,426</text:p>
          </table:table-cell>
          <table:table-cell office:value-type="float" office:value="654465" table:style-name="ce18">
            <text:p>654,465</text:p>
          </table:table-cell>
          <table:table-cell office:value-type="float" office:value="628961" table:style-name="ce18">
            <text:p>628,961</text:p>
          </table:table-cell>
          <table:table-cell office:value-type="float" office:value="57151" table:style-name="ce18">
            <text:p>57,151</text:p>
          </table:table-cell>
          <table:table-cell office:value-type="float" office:value="29839" table:style-name="ce18">
            <text:p>29,839</text:p>
          </table:table-cell>
          <table:table-cell office:value-type="float" office:value="27312" table:style-name="ce18">
            <text:p>27,312</text:p>
          </table:table-cell>
          <table:table-cell office:value-type="float" office:value="4.45" table:style-name="ce19">
            <text:p>4.45</text:p>
          </table:table-cell>
          <table:table-cell office:value-type="float" office:value="78247" table:style-name="ce18">
            <text:p>78,247</text:p>
          </table:table-cell>
          <table:table-cell office:value-type="float" office:value="40736" table:style-name="ce18">
            <text:p>40,736</text:p>
          </table:table-cell>
          <table:table-cell office:value-type="float" office:value="37511" table:style-name="ce18">
            <text:p>37,511</text:p>
          </table:table-cell>
          <table:table-cell office:value-type="float" office:value="6.1" table:style-name="ce19">
            <text:p>6.10</text:p>
          </table:table-cell>
          <table:table-cell office:value-type="float" office:value="132863" table:style-name="ce18">
            <text:p>132,863</text:p>
          </table:table-cell>
          <table:table-cell office:value-type="float" office:value="69433" table:style-name="ce18">
            <text:p>69,433</text:p>
          </table:table-cell>
          <table:table-cell office:value-type="float" office:value="63430" table:style-name="ce18">
            <text:p>63,430</text:p>
          </table:table-cell>
          <table:table-cell office:value-type="float" office:value="10.35" table:style-name="ce19">
            <text:p>10.35</text:p>
          </table:table-cell>
          <table:table-cell office:value-type="float" office:value="145055" table:style-name="ce18">
            <text:p>145,055</text:p>
          </table:table-cell>
          <table:table-cell office:value-type="float" office:value="75740" table:style-name="ce18">
            <text:p>75,740</text:p>
          </table:table-cell>
          <table:table-cell office:value-type="float" office:value="69315" table:style-name="ce18">
            <text:p>69,315</text:p>
          </table:table-cell>
          <table:table-cell office:value-type="float" office:value="11.3" table:style-name="ce19">
            <text:p>11.30</text:p>
          </table:table-cell>
          <table:table-cell office:value-type="float" office:value="86587" table:style-name="ce18">
            <text:p>86,587</text:p>
          </table:table-cell>
          <table:table-cell office:value-type="float" office:value="45550" table:style-name="ce18">
            <text:p>45,550</text:p>
          </table:table-cell>
          <table:table-cell office:value-type="float" office:value="41037" table:style-name="ce18">
            <text:p>41,037</text:p>
          </table:table-cell>
          <table:table-cell office:value-type="float" office:value="6.75" table:style-name="ce19">
            <text:p>6.75</text:p>
          </table:table-cell>
          <table:table-cell office:value-type="float" office:value="1030684" table:style-name="ce18">
            <text:p>1,030,684</text:p>
          </table:table-cell>
          <table:table-cell office:value-type="float" office:value="522196" table:style-name="ce18">
            <text:p>522,196</text:p>
          </table:table-cell>
          <table:table-cell office:value-type="float" office:value="508488" table:style-name="ce18">
            <text:p>508,488</text:p>
          </table:table-cell>
          <table:table-cell office:value-type="float" office:value="80.31" table:style-name="ce19">
            <text:p>80.31</text:p>
          </table:table-cell>
          <table:table-cell office:value-type="float" office:value="186649" table:style-name="ce18">
            <text:p>186,649</text:p>
          </table:table-cell>
          <table:table-cell office:value-type="float" office:value="85890" table:style-name="ce18">
            <text:p>85,890</text:p>
          </table:table-cell>
          <table:table-cell office:value-type="float" office:value="100759" table:style-name="ce18">
            <text:p>100,759</text:p>
          </table:table-cell>
          <table:table-cell office:value-type="float" office:value="14.54" table:style-name="ce17">
            <text:p>14.5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2482" table:style-name="ce18">
            <text:p>502,482</text:p>
          </table:table-cell>
          <table:table-cell office:value-type="float" office:value="257490" table:style-name="ce18">
            <text:p>257,490</text:p>
          </table:table-cell>
          <table:table-cell office:value-type="float" office:value="244992" table:style-name="ce18">
            <text:p>244,992</text:p>
          </table:table-cell>
          <table:table-cell office:value-type="float" office:value="16462" table:style-name="ce18">
            <text:p>16,462</text:p>
          </table:table-cell>
          <table:table-cell office:value-type="float" office:value="8575" table:style-name="ce18">
            <text:p>8,575</text:p>
          </table:table-cell>
          <table:table-cell office:value-type="float" office:value="7887" table:style-name="ce18">
            <text:p>7,887</text:p>
          </table:table-cell>
          <table:table-cell office:value-type="float" office:value="3.28" table:style-name="ce19">
            <text:p>3.28</text:p>
          </table:table-cell>
          <table:table-cell office:value-type="float" office:value="23463" table:style-name="ce18">
            <text:p>23,463</text:p>
          </table:table-cell>
          <table:table-cell office:value-type="float" office:value="12188" table:style-name="ce18">
            <text:p>12,188</text:p>
          </table:table-cell>
          <table:table-cell office:value-type="float" office:value="11275" table:style-name="ce18">
            <text:p>11,275</text:p>
          </table:table-cell>
          <table:table-cell office:value-type="float" office:value="4.67" table:style-name="ce19">
            <text:p>4.67</text:p>
          </table:table-cell>
          <table:table-cell office:value-type="float" office:value="42524" table:style-name="ce18">
            <text:p>42,524</text:p>
          </table:table-cell>
          <table:table-cell office:value-type="float" office:value="22087" table:style-name="ce18">
            <text:p>22,087</text:p>
          </table:table-cell>
          <table:table-cell office:value-type="float" office:value="20437" table:style-name="ce18">
            <text:p>20,437</text:p>
          </table:table-cell>
          <table:table-cell office:value-type="float" office:value="8.4600000000000009" table:style-name="ce19">
            <text:p>8.46</text:p>
          </table:table-cell>
          <table:table-cell office:value-type="float" office:value="46916" table:style-name="ce18">
            <text:p>46,916</text:p>
          </table:table-cell>
          <table:table-cell office:value-type="float" office:value="24340" table:style-name="ce18">
            <text:p>24,340</text:p>
          </table:table-cell>
          <table:table-cell office:value-type="float" office:value="22576" table:style-name="ce18">
            <text:p>22,576</text:p>
          </table:table-cell>
          <table:table-cell office:value-type="float" office:value="9.34" table:style-name="ce19">
            <text:p>9.34</text:p>
          </table:table-cell>
          <table:table-cell office:value-type="float" office:value="32079" table:style-name="ce18">
            <text:p>32,079</text:p>
          </table:table-cell>
          <table:table-cell office:value-type="float" office:value="16729" table:style-name="ce18">
            <text:p>16,729</text:p>
          </table:table-cell>
          <table:table-cell office:value-type="float" office:value="15350" table:style-name="ce18">
            <text:p>15,350</text:p>
          </table:table-cell>
          <table:table-cell office:value-type="float" office:value="6.38" table:style-name="ce19">
            <text:p>6.38</text:p>
          </table:table-cell>
          <table:table-cell office:value-type="float" office:value="415254" table:style-name="ce18">
            <text:p>415,254</text:p>
          </table:table-cell>
          <table:table-cell office:value-type="float" office:value="212114" table:style-name="ce18">
            <text:p>212,114</text:p>
          </table:table-cell>
          <table:table-cell office:value-type="float" office:value="203140" table:style-name="ce18">
            <text:p>203,140</text:p>
          </table:table-cell>
          <table:table-cell office:value-type="float" office:value="82.64" table:style-name="ce19">
            <text:p>82.64</text:p>
          </table:table-cell>
          <table:table-cell office:value-type="float" office:value="81858" table:style-name="ce18">
            <text:p>81,858</text:p>
          </table:table-cell>
          <table:table-cell office:value-type="float" office:value="38285" table:style-name="ce18">
            <text:p>38,285</text:p>
          </table:table-cell>
          <table:table-cell office:value-type="float" office:value="43573" table:style-name="ce18">
            <text:p>43,573</text:p>
          </table:table-cell>
          <table:table-cell office:value-type="float" office:value="16.29" table:style-name="ce17">
            <text:p>16.2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1673" table:style-name="ce18">
            <text:p>691,673</text:p>
          </table:table-cell>
          <table:table-cell office:value-type="float" office:value="359049" table:style-name="ce18">
            <text:p>359,049</text:p>
          </table:table-cell>
          <table:table-cell office:value-type="float" office:value="332624" table:style-name="ce18">
            <text:p>332,624</text:p>
          </table:table-cell>
          <table:table-cell office:value-type="float" office:value="24198" table:style-name="ce18">
            <text:p>24,198</text:p>
          </table:table-cell>
          <table:table-cell office:value-type="float" office:value="12481" table:style-name="ce18">
            <text:p>12,481</text:p>
          </table:table-cell>
          <table:table-cell office:value-type="float" office:value="11717" table:style-name="ce18">
            <text:p>11,717</text:p>
          </table:table-cell>
          <table:table-cell office:value-type="float" office:value="3.5" table:style-name="ce19">
            <text:p>3.50</text:p>
          </table:table-cell>
          <table:table-cell office:value-type="float" office:value="34273" table:style-name="ce18">
            <text:p>34,273</text:p>
          </table:table-cell>
          <table:table-cell office:value-type="float" office:value="17687" table:style-name="ce18">
            <text:p>17,687</text:p>
          </table:table-cell>
          <table:table-cell office:value-type="float" office:value="16586" table:style-name="ce18">
            <text:p>16,586</text:p>
          </table:table-cell>
          <table:table-cell office:value-type="float" office:value="4.96" table:style-name="ce19">
            <text:p>4.96</text:p>
          </table:table-cell>
          <table:table-cell office:value-type="float" office:value="61984" table:style-name="ce18">
            <text:p>61,984</text:p>
          </table:table-cell>
          <table:table-cell office:value-type="float" office:value="32383" table:style-name="ce18">
            <text:p>32,383</text:p>
          </table:table-cell>
          <table:table-cell office:value-type="float" office:value="29601" table:style-name="ce18">
            <text:p>29,601</text:p>
          </table:table-cell>
          <table:table-cell office:value-type="float" office:value="8.9600000000000009" table:style-name="ce19">
            <text:p>8.96</text:p>
          </table:table-cell>
          <table:table-cell office:value-type="float" office:value="68480" table:style-name="ce18">
            <text:p>68,480</text:p>
          </table:table-cell>
          <table:table-cell office:value-type="float" office:value="35724" table:style-name="ce18">
            <text:p>35,724</text:p>
          </table:table-cell>
          <table:table-cell office:value-type="float" office:value="32756" table:style-name="ce18">
            <text:p>32,756</text:p>
          </table:table-cell>
          <table:table-cell office:value-type="float" office:value="9.9" table:style-name="ce19">
            <text:p>9.90</text:p>
          </table:table-cell>
          <table:table-cell office:value-type="float" office:value="45734" table:style-name="ce18">
            <text:p>45,734</text:p>
          </table:table-cell>
          <table:table-cell office:value-type="float" office:value="24004" table:style-name="ce18">
            <text:p>24,004</text:p>
          </table:table-cell>
          <table:table-cell office:value-type="float" office:value="21730" table:style-name="ce18">
            <text:p>21,730</text:p>
          </table:table-cell>
          <table:table-cell office:value-type="float" office:value="6.61" table:style-name="ce19">
            <text:p>6.61</text:p>
          </table:table-cell>
          <table:table-cell office:value-type="float" office:value="566696" table:style-name="ce18">
            <text:p>566,696</text:p>
          </table:table-cell>
          <table:table-cell office:value-type="float" office:value="293629" table:style-name="ce18">
            <text:p>293,629</text:p>
          </table:table-cell>
          <table:table-cell office:value-type="float" office:value="273067" table:style-name="ce18">
            <text:p>273,067</text:p>
          </table:table-cell>
          <table:table-cell office:value-type="float" office:value="81.93" table:style-name="ce19">
            <text:p>81.93</text:p>
          </table:table-cell>
          <table:table-cell office:value-type="float" office:value="119927" table:style-name="ce18">
            <text:p>119,927</text:p>
          </table:table-cell>
          <table:table-cell office:value-type="float" office:value="54587" table:style-name="ce18">
            <text:p>54,587</text:p>
          </table:table-cell>
          <table:table-cell office:value-type="float" office:value="65340" table:style-name="ce18">
            <text:p>65,340</text:p>
          </table:table-cell>
          <table:table-cell office:value-type="float" office:value="17.34" table:style-name="ce17">
            <text:p>17.3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2548" table:style-name="ce18">
            <text:p>512,548</text:p>
          </table:table-cell>
          <table:table-cell office:value-type="float" office:value="266639" table:style-name="ce18">
            <text:p>266,639</text:p>
          </table:table-cell>
          <table:table-cell office:value-type="float" office:value="245909" table:style-name="ce18">
            <text:p>245,909</text:p>
          </table:table-cell>
          <table:table-cell office:value-type="float" office:value="14691" table:style-name="ce18">
            <text:p>14,691</text:p>
          </table:table-cell>
          <table:table-cell office:value-type="float" office:value="7658" table:style-name="ce18">
            <text:p>7,658</text:p>
          </table:table-cell>
          <table:table-cell office:value-type="float" office:value="7033" table:style-name="ce18">
            <text:p>7,033</text:p>
          </table:table-cell>
          <table:table-cell office:value-type="float" office:value="2.87" table:style-name="ce19">
            <text:p>2.87</text:p>
          </table:table-cell>
          <table:table-cell office:value-type="float" office:value="20636" table:style-name="ce18">
            <text:p>20,636</text:p>
          </table:table-cell>
          <table:table-cell office:value-type="float" office:value="10720" table:style-name="ce18">
            <text:p>10,720</text:p>
          </table:table-cell>
          <table:table-cell office:value-type="float" office:value="9916" table:style-name="ce18">
            <text:p>9,916</text:p>
          </table:table-cell>
          <table:table-cell office:value-type="float" office:value="4.03" table:style-name="ce19">
            <text:p>4.03</text:p>
          </table:table-cell>
          <table:table-cell office:value-type="float" office:value="37658" table:style-name="ce18">
            <text:p>37,658</text:p>
          </table:table-cell>
          <table:table-cell office:value-type="float" office:value="19653" table:style-name="ce18">
            <text:p>19,653</text:p>
          </table:table-cell>
          <table:table-cell office:value-type="float" office:value="18005" table:style-name="ce18">
            <text:p>18,005</text:p>
          </table:table-cell>
          <table:table-cell office:value-type="float" office:value="7.35" table:style-name="ce19">
            <text:p>7.35</text:p>
          </table:table-cell>
          <table:table-cell office:value-type="float" office:value="41652" table:style-name="ce18">
            <text:p>41,652</text:p>
          </table:table-cell>
          <table:table-cell office:value-type="float" office:value="21767" table:style-name="ce18">
            <text:p>21,767</text:p>
          </table:table-cell>
          <table:table-cell office:value-type="float" office:value="19885" table:style-name="ce18">
            <text:p>19,885</text:p>
          </table:table-cell>
          <table:table-cell office:value-type="float" office:value="8.1300000000000008" table:style-name="ce19">
            <text:p>8.13</text:p>
          </table:table-cell>
          <table:table-cell office:value-type="float" office:value="31240" table:style-name="ce18">
            <text:p>31,240</text:p>
          </table:table-cell>
          <table:table-cell office:value-type="float" office:value="16475" table:style-name="ce18">
            <text:p>16,475</text:p>
          </table:table-cell>
          <table:table-cell office:value-type="float" office:value="14765" table:style-name="ce18">
            <text:p>14,765</text:p>
          </table:table-cell>
          <table:table-cell office:value-type="float" office:value="6.1" table:style-name="ce19">
            <text:p>6.10</text:p>
          </table:table-cell>
          <table:table-cell office:value-type="float" office:value="430871" table:style-name="ce18">
            <text:p>430,871</text:p>
          </table:table-cell>
          <table:table-cell office:value-type="float" office:value="223826" table:style-name="ce18">
            <text:p>223,826</text:p>
          </table:table-cell>
          <table:table-cell office:value-type="float" office:value="207045" table:style-name="ce18">
            <text:p>207,045</text:p>
          </table:table-cell>
          <table:table-cell office:value-type="float" office:value="84.06" table:style-name="ce19">
            <text:p>84.06</text:p>
          </table:table-cell>
          <table:table-cell office:value-type="float" office:value="93415" table:style-name="ce18">
            <text:p>93,415</text:p>
          </table:table-cell>
          <table:table-cell office:value-type="float" office:value="42767" table:style-name="ce18">
            <text:p>42,767</text:p>
          </table:table-cell>
          <table:table-cell office:value-type="float" office:value="50648" table:style-name="ce18">
            <text:p>50,648</text:p>
          </table:table-cell>
          <table:table-cell office:value-type="float" office:value="18.23" table:style-name="ce17">
            <text:p>18.23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1629" table:style-name="ce18">
            <text:p>831,629</text:p>
          </table:table-cell>
          <table:table-cell office:value-type="float" office:value="425446" table:style-name="ce18">
            <text:p>425,446</text:p>
          </table:table-cell>
          <table:table-cell office:value-type="float" office:value="406183" table:style-name="ce18">
            <text:p>406,183</text:p>
          </table:table-cell>
          <table:table-cell office:value-type="float" office:value="27052" table:style-name="ce18">
            <text:p>27,052</text:p>
          </table:table-cell>
          <table:table-cell office:value-type="float" office:value="14115" table:style-name="ce18">
            <text:p>14,115</text:p>
          </table:table-cell>
          <table:table-cell office:value-type="float" office:value="12937" table:style-name="ce18">
            <text:p>12,937</text:p>
          </table:table-cell>
          <table:table-cell office:value-type="float" office:value="3.25" table:style-name="ce19">
            <text:p>3.25</text:p>
          </table:table-cell>
          <table:table-cell office:value-type="float" office:value="38518" table:style-name="ce18">
            <text:p>38,518</text:p>
          </table:table-cell>
          <table:table-cell office:value-type="float" office:value="20133" table:style-name="ce18">
            <text:p>20,133</text:p>
          </table:table-cell>
          <table:table-cell office:value-type="float" office:value="18385" table:style-name="ce18">
            <text:p>18,385</text:p>
          </table:table-cell>
          <table:table-cell office:value-type="float" office:value="4.63" table:style-name="ce19">
            <text:p>4.63</text:p>
          </table:table-cell>
          <table:table-cell office:value-type="float" office:value="69044" table:style-name="ce18">
            <text:p>69,044</text:p>
          </table:table-cell>
          <table:table-cell office:value-type="float" office:value="36158" table:style-name="ce18">
            <text:p>36,158</text:p>
          </table:table-cell>
          <table:table-cell office:value-type="float" office:value="32886" table:style-name="ce18">
            <text:p>32,886</text:p>
          </table:table-cell>
          <table:table-cell office:value-type="float" office:value="8.3000000000000007" table:style-name="ce19">
            <text:p>8.30</text:p>
          </table:table-cell>
          <table:table-cell office:value-type="float" office:value="76282" table:style-name="ce18">
            <text:p>76,282</text:p>
          </table:table-cell>
          <table:table-cell office:value-type="float" office:value="39864" table:style-name="ce18">
            <text:p>39,864</text:p>
          </table:table-cell>
          <table:table-cell office:value-type="float" office:value="36418" table:style-name="ce18">
            <text:p>36,418</text:p>
          </table:table-cell>
          <table:table-cell office:value-type="float" office:value="9.17" table:style-name="ce19">
            <text:p>9.17</text:p>
          </table:table-cell>
          <table:table-cell office:value-type="float" office:value="51024" table:style-name="ce18">
            <text:p>51,024</text:p>
          </table:table-cell>
          <table:table-cell office:value-type="float" office:value="26611" table:style-name="ce18">
            <text:p>26,611</text:p>
          </table:table-cell>
          <table:table-cell office:value-type="float" office:value="24413" table:style-name="ce18">
            <text:p>24,413</text:p>
          </table:table-cell>
          <table:table-cell office:value-type="float" office:value="6.14" table:style-name="ce19">
            <text:p>6.14</text:p>
          </table:table-cell>
          <table:table-cell office:value-type="float" office:value="691048" table:style-name="ce18">
            <text:p>691,048</text:p>
          </table:table-cell>
          <table:table-cell office:value-type="float" office:value="351971" table:style-name="ce18">
            <text:p>351,971</text:p>
          </table:table-cell>
          <table:table-cell office:value-type="float" office:value="339077" table:style-name="ce18">
            <text:p>339,077</text:p>
          </table:table-cell>
          <table:table-cell office:value-type="float" office:value="83.1" table:style-name="ce19">
            <text:p>83.10</text:p>
          </table:table-cell>
          <table:table-cell office:value-type="float" office:value="129597" table:style-name="ce18">
            <text:p>129,597</text:p>
          </table:table-cell>
          <table:table-cell office:value-type="float" office:value="61114" table:style-name="ce18">
            <text:p>61,114</text:p>
          </table:table-cell>
          <table:table-cell office:value-type="float" office:value="68483" table:style-name="ce18">
            <text:p>68,483</text:p>
          </table:table-cell>
          <table:table-cell office:value-type="float" office:value="15.58" table:style-name="ce17">
            <text:p>15.5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19879" table:style-name="ce18">
            <text:p>219,879</text:p>
          </table:table-cell>
          <table:table-cell office:value-type="float" office:value="113573" table:style-name="ce18">
            <text:p>113,573</text:p>
          </table:table-cell>
          <table:table-cell office:value-type="float" office:value="106306" table:style-name="ce18">
            <text:p>106,306</text:p>
          </table:table-cell>
          <table:table-cell office:value-type="float" office:value="8026" table:style-name="ce18">
            <text:p>8,026</text:p>
          </table:table-cell>
          <table:table-cell office:value-type="float" office:value="4150" table:style-name="ce18">
            <text:p>4,150</text:p>
          </table:table-cell>
          <table:table-cell office:value-type="float" office:value="3876" table:style-name="ce18">
            <text:p>3,876</text:p>
          </table:table-cell>
          <table:table-cell office:value-type="float" office:value="3.65" table:style-name="ce19">
            <text:p>3.65</text:p>
          </table:table-cell>
          <table:table-cell office:value-type="float" office:value="11370" table:style-name="ce18">
            <text:p>11,370</text:p>
          </table:table-cell>
          <table:table-cell office:value-type="float" office:value="5916" table:style-name="ce18">
            <text:p>5,916</text:p>
          </table:table-cell>
          <table:table-cell office:value-type="float" office:value="5454" table:style-name="ce18">
            <text:p>5,454</text:p>
          </table:table-cell>
          <table:table-cell office:value-type="float" office:value="5.17" table:style-name="ce19">
            <text:p>5.17</text:p>
          </table:table-cell>
          <table:table-cell office:value-type="float" office:value="20327" table:style-name="ce18">
            <text:p>20,327</text:p>
          </table:table-cell>
          <table:table-cell office:value-type="float" office:value="10612" table:style-name="ce18">
            <text:p>10,612</text:p>
          </table:table-cell>
          <table:table-cell office:value-type="float" office:value="9715" table:style-name="ce18">
            <text:p>9,715</text:p>
          </table:table-cell>
          <table:table-cell office:value-type="float" office:value="9.24" table:style-name="ce19">
            <text:p>9.24</text:p>
          </table:table-cell>
          <table:table-cell office:value-type="float" office:value="22324" table:style-name="ce18">
            <text:p>22,324</text:p>
          </table:table-cell>
          <table:table-cell office:value-type="float" office:value="11691" table:style-name="ce18">
            <text:p>11,691</text:p>
          </table:table-cell>
          <table:table-cell office:value-type="float" office:value="10633" table:style-name="ce18">
            <text:p>10,633</text:p>
          </table:table-cell>
          <table:table-cell office:value-type="float" office:value="10.15" table:style-name="ce19">
            <text:p>10.15</text:p>
          </table:table-cell>
          <table:table-cell office:value-type="float" office:value="14153" table:style-name="ce18">
            <text:p>14,153</text:p>
          </table:table-cell>
          <table:table-cell office:value-type="float" office:value="7454" table:style-name="ce18">
            <text:p>7,454</text:p>
          </table:table-cell>
          <table:table-cell office:value-type="float" office:value="6699" table:style-name="ce18">
            <text:p>6,699</text:p>
          </table:table-cell>
          <table:table-cell office:value-type="float" office:value="6.44" table:style-name="ce19">
            <text:p>6.44</text:p>
          </table:table-cell>
          <table:table-cell office:value-type="float" office:value="179850" table:style-name="ce18">
            <text:p>179,850</text:p>
          </table:table-cell>
          <table:table-cell office:value-type="float" office:value="92652" table:style-name="ce18">
            <text:p>92,652</text:p>
          </table:table-cell>
          <table:table-cell office:value-type="float" office:value="87198" table:style-name="ce18">
            <text:p>87,198</text:p>
          </table:table-cell>
          <table:table-cell office:value-type="float" office:value="81.790000000000006" table:style-name="ce19">
            <text:p>81.79</text:p>
          </table:table-cell>
          <table:table-cell office:value-type="float" office:value="33695" table:style-name="ce18">
            <text:p>33,695</text:p>
          </table:table-cell>
          <table:table-cell office:value-type="float" office:value="15407" table:style-name="ce18">
            <text:p>15,407</text:p>
          </table:table-cell>
          <table:table-cell office:value-type="float" office:value="18288" table:style-name="ce18">
            <text:p>18,288</text:p>
          </table:table-cell>
          <table:table-cell office:value-type="float" office:value="15.32" table:style-name="ce17">
            <text:p>15.3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29676" table:style-name="ce18">
            <text:p>329,676</text:p>
          </table:table-cell>
          <table:table-cell office:value-type="float" office:value="167552" table:style-name="ce18">
            <text:p>167,552</text:p>
          </table:table-cell>
          <table:table-cell office:value-type="float" office:value="162124" table:style-name="ce18">
            <text:p>162,124</text:p>
          </table:table-cell>
          <table:table-cell office:value-type="float" office:value="12944" table:style-name="ce18">
            <text:p>12,944</text:p>
          </table:table-cell>
          <table:table-cell office:value-type="float" office:value="6729" table:style-name="ce18">
            <text:p>6,729</text:p>
          </table:table-cell>
          <table:table-cell office:value-type="float" office:value="6215" table:style-name="ce18">
            <text:p>6,215</text:p>
          </table:table-cell>
          <table:table-cell office:value-type="float" office:value="3.93" table:style-name="ce19">
            <text:p>3.93</text:p>
          </table:table-cell>
          <table:table-cell office:value-type="float" office:value="18103" table:style-name="ce18">
            <text:p>18,103</text:p>
          </table:table-cell>
          <table:table-cell office:value-type="float" office:value="9470" table:style-name="ce18">
            <text:p>9,470</text:p>
          </table:table-cell>
          <table:table-cell office:value-type="float" office:value="8633" table:style-name="ce18">
            <text:p>8,633</text:p>
          </table:table-cell>
          <table:table-cell office:value-type="float" office:value="5.49" table:style-name="ce19">
            <text:p>5.49</text:p>
          </table:table-cell>
          <table:table-cell office:value-type="float" office:value="31203" table:style-name="ce18">
            <text:p>31,203</text:p>
          </table:table-cell>
          <table:table-cell office:value-type="float" office:value="16338" table:style-name="ce18">
            <text:p>16,338</text:p>
          </table:table-cell>
          <table:table-cell office:value-type="float" office:value="14865" table:style-name="ce18">
            <text:p>14,865</text:p>
          </table:table-cell>
          <table:table-cell office:value-type="float" office:value="9.4600000000000009" table:style-name="ce19">
            <text:p>9.46</text:p>
          </table:table-cell>
          <table:table-cell office:value-type="float" office:value="34120" table:style-name="ce18">
            <text:p>34,120</text:p>
          </table:table-cell>
          <table:table-cell office:value-type="float" office:value="17828" table:style-name="ce18">
            <text:p>17,828</text:p>
          </table:table-cell>
          <table:table-cell office:value-type="float" office:value="16292" table:style-name="ce18">
            <text:p>16,292</text:p>
          </table:table-cell>
          <table:table-cell office:value-type="float" office:value="10.35" table:style-name="ce19">
            <text:p>10.35</text:p>
          </table:table-cell>
          <table:table-cell office:value-type="float" office:value="20617" table:style-name="ce18">
            <text:p>20,617</text:p>
          </table:table-cell>
          <table:table-cell office:value-type="float" office:value="10762" table:style-name="ce18">
            <text:p>10,762</text:p>
          </table:table-cell>
          <table:table-cell office:value-type="float" office:value="9855" table:style-name="ce18">
            <text:p>9,855</text:p>
          </table:table-cell>
          <table:table-cell office:value-type="float" office:value="6.25" table:style-name="ce19">
            <text:p>6.25</text:p>
          </table:table-cell>
          <table:table-cell office:value-type="float" office:value="269617" table:style-name="ce18">
            <text:p>269,617</text:p>
          </table:table-cell>
          <table:table-cell office:value-type="float" office:value="136080" table:style-name="ce18">
            <text:p>136,080</text:p>
          </table:table-cell>
          <table:table-cell office:value-type="float" office:value="133537" table:style-name="ce18">
            <text:p>133,537</text:p>
          </table:table-cell>
          <table:table-cell office:value-type="float" office:value="81.78" table:style-name="ce19">
            <text:p>81.78</text:p>
          </table:table-cell>
          <table:table-cell office:value-type="float" office:value="49688" table:style-name="ce18">
            <text:p>49,688</text:p>
          </table:table-cell>
          <table:table-cell office:value-type="float" office:value="23016" table:style-name="ce18">
            <text:p>23,016</text:p>
          </table:table-cell>
          <table:table-cell office:value-type="float" office:value="26672" table:style-name="ce18">
            <text:p>26,672</text:p>
          </table:table-cell>
          <table:table-cell office:value-type="float" office:value="15.07" table:style-name="ce17">
            <text:p>15.0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3412" table:style-name="ce18">
            <text:p>103,412</text:p>
          </table:table-cell>
          <table:table-cell office:value-type="float" office:value="53272" table:style-name="ce18">
            <text:p>53,272</text:p>
          </table:table-cell>
          <table:table-cell office:value-type="float" office:value="50140" table:style-name="ce18">
            <text:p>50,140</text:p>
          </table:table-cell>
          <table:table-cell office:value-type="float" office:value="4362" table:style-name="ce18">
            <text:p>4,362</text:p>
          </table:table-cell>
          <table:table-cell office:value-type="float" office:value="2319" table:style-name="ce18">
            <text:p>2,319</text:p>
          </table:table-cell>
          <table:table-cell office:value-type="float" office:value="2043" table:style-name="ce18">
            <text:p>2,043</text:p>
          </table:table-cell>
          <table:table-cell office:value-type="float" office:value="4.22" table:style-name="ce19">
            <text:p>4.22</text:p>
          </table:table-cell>
          <table:table-cell office:value-type="float" office:value="5631" table:style-name="ce18">
            <text:p>5,631</text:p>
          </table:table-cell>
          <table:table-cell office:value-type="float" office:value="2982" table:style-name="ce18">
            <text:p>2,982</text:p>
          </table:table-cell>
          <table:table-cell office:value-type="float" office:value="2649" table:style-name="ce18">
            <text:p>2,649</text:p>
          </table:table-cell>
          <table:table-cell office:value-type="float" office:value="5.45" table:style-name="ce19">
            <text:p>5.45</text:p>
          </table:table-cell>
          <table:table-cell office:value-type="float" office:value="8884" table:style-name="ce18">
            <text:p>8,884</text:p>
          </table:table-cell>
          <table:table-cell office:value-type="float" office:value="4675" table:style-name="ce18">
            <text:p>4,675</text:p>
          </table:table-cell>
          <table:table-cell office:value-type="float" office:value="4209" table:style-name="ce18">
            <text:p>4,209</text:p>
          </table:table-cell>
          <table:table-cell office:value-type="float" office:value="8.59" table:style-name="ce19">
            <text:p>8.59</text:p>
          </table:table-cell>
          <table:table-cell office:value-type="float" office:value="9670" table:style-name="ce18">
            <text:p>9,670</text:p>
          </table:table-cell>
          <table:table-cell office:value-type="float" office:value="5062" table:style-name="ce18">
            <text:p>5,062</text:p>
          </table:table-cell>
          <table:table-cell office:value-type="float" office:value="4608" table:style-name="ce18">
            <text:p>4,608</text:p>
          </table:table-cell>
          <table:table-cell office:value-type="float" office:value="9.35" table:style-name="ce19">
            <text:p>9.35</text:p>
          </table:table-cell>
          <table:table-cell office:value-type="float" office:value="5642" table:style-name="ce18">
            <text:p>5,642</text:p>
          </table:table-cell>
          <table:table-cell office:value-type="float" office:value="2957" table:style-name="ce18">
            <text:p>2,957</text:p>
          </table:table-cell>
          <table:table-cell office:value-type="float" office:value="2685" table:style-name="ce18">
            <text:p>2,685</text:p>
          </table:table-cell>
          <table:table-cell office:value-type="float" office:value="5.46" table:style-name="ce19">
            <text:p>5.46</text:p>
          </table:table-cell>
          <table:table-cell office:value-type="float" office:value="86139" table:style-name="ce18">
            <text:p>86,139</text:p>
          </table:table-cell>
          <table:table-cell office:value-type="float" office:value="44185" table:style-name="ce18">
            <text:p>44,185</text:p>
          </table:table-cell>
          <table:table-cell office:value-type="float" office:value="41954" table:style-name="ce18">
            <text:p>41,954</text:p>
          </table:table-cell>
          <table:table-cell office:value-type="float" office:value="83.3" table:style-name="ce19">
            <text:p>83.30</text:p>
          </table:table-cell>
          <table:table-cell office:value-type="float" office:value="15896" table:style-name="ce18">
            <text:p>15,896</text:p>
          </table:table-cell>
          <table:table-cell office:value-type="float" office:value="7357" table:style-name="ce18">
            <text:p>7,357</text:p>
          </table:table-cell>
          <table:table-cell office:value-type="float" office:value="8539" table:style-name="ce18">
            <text:p>8,539</text:p>
          </table:table-cell>
          <table:table-cell office:value-type="float" office:value="15.37" table:style-name="ce17">
            <text:p>15.37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1819" table:style-name="ce18">
            <text:p>371,819</text:p>
          </table:table-cell>
          <table:table-cell office:value-type="float" office:value="186123" table:style-name="ce18">
            <text:p>186,123</text:p>
          </table:table-cell>
          <table:table-cell office:value-type="float" office:value="185696" table:style-name="ce18">
            <text:p>185,696</text:p>
          </table:table-cell>
          <table:table-cell office:value-type="float" office:value="11714" table:style-name="ce18">
            <text:p>11,714</text:p>
          </table:table-cell>
          <table:table-cell office:value-type="float" office:value="6032" table:style-name="ce18">
            <text:p>6,032</text:p>
          </table:table-cell>
          <table:table-cell office:value-type="float" office:value="5682" table:style-name="ce18">
            <text:p>5,682</text:p>
          </table:table-cell>
          <table:table-cell office:value-type="float" office:value="3.15" table:style-name="ce19">
            <text:p>3.15</text:p>
          </table:table-cell>
          <table:table-cell office:value-type="float" office:value="16749" table:style-name="ce18">
            <text:p>16,749</text:p>
          </table:table-cell>
          <table:table-cell office:value-type="float" office:value="8593" table:style-name="ce18">
            <text:p>8,593</text:p>
          </table:table-cell>
          <table:table-cell office:value-type="float" office:value="8156" table:style-name="ce18">
            <text:p>8,156</text:p>
          </table:table-cell>
          <table:table-cell office:value-type="float" office:value="4.5" table:style-name="ce19">
            <text:p>4.50</text:p>
          </table:table-cell>
          <table:table-cell office:value-type="float" office:value="30365" table:style-name="ce18">
            <text:p>30,365</text:p>
          </table:table-cell>
          <table:table-cell office:value-type="float" office:value="15670" table:style-name="ce18">
            <text:p>15,670</text:p>
          </table:table-cell>
          <table:table-cell office:value-type="float" office:value="14695" table:style-name="ce18">
            <text:p>14,695</text:p>
          </table:table-cell>
          <table:table-cell office:value-type="float" office:value="8.17" table:style-name="ce19">
            <text:p>8.17</text:p>
          </table:table-cell>
          <table:table-cell office:value-type="float" office:value="33489" table:style-name="ce18">
            <text:p>33,489</text:p>
          </table:table-cell>
          <table:table-cell office:value-type="float" office:value="17297" table:style-name="ce18">
            <text:p>17,297</text:p>
          </table:table-cell>
          <table:table-cell office:value-type="float" office:value="16192" table:style-name="ce18">
            <text:p>16,192</text:p>
          </table:table-cell>
          <table:table-cell office:value-type="float" office:value="9.01" table:style-name="ce19">
            <text:p>9.01</text:p>
          </table:table-cell>
          <table:table-cell office:value-type="float" office:value="22332" table:style-name="ce18">
            <text:p>22,332</text:p>
          </table:table-cell>
          <table:table-cell office:value-type="float" office:value="11722" table:style-name="ce18">
            <text:p>11,722</text:p>
          </table:table-cell>
          <table:table-cell office:value-type="float" office:value="10610" table:style-name="ce18">
            <text:p>10,610</text:p>
          </table:table-cell>
          <table:table-cell office:value-type="float" office:value="6.01" table:style-name="ce19">
            <text:p>6.01</text:p>
          </table:table-cell>
          <table:table-cell office:value-type="float" office:value="310102" table:style-name="ce18">
            <text:p>310,102</text:p>
          </table:table-cell>
          <table:table-cell office:value-type="float" office:value="154088" table:style-name="ce18">
            <text:p>154,088</text:p>
          </table:table-cell>
          <table:table-cell office:value-type="float" office:value="156014" table:style-name="ce18">
            <text:p>156,014</text:p>
          </table:table-cell>
          <table:table-cell office:value-type="float" office:value="83.4" table:style-name="ce19">
            <text:p>83.40</text:p>
          </table:table-cell>
          <table:table-cell office:value-type="float" office:value="53944" table:style-name="ce18">
            <text:p>53,944</text:p>
          </table:table-cell>
          <table:table-cell office:value-type="float" office:value="24533" table:style-name="ce18">
            <text:p>24,533</text:p>
          </table:table-cell>
          <table:table-cell office:value-type="float" office:value="29411" table:style-name="ce18">
            <text:p>29,411</text:p>
          </table:table-cell>
          <table:table-cell office:value-type="float" office:value="14.51" table:style-name="ce17">
            <text:p>14.5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9747" table:style-name="ce18">
            <text:p>439,747</text:p>
          </table:table-cell>
          <table:table-cell office:value-type="float" office:value="217175" table:style-name="ce18">
            <text:p>217,175</text:p>
          </table:table-cell>
          <table:table-cell office:value-type="float" office:value="222572" table:style-name="ce18">
            <text:p>222,572</text:p>
          </table:table-cell>
          <table:table-cell office:value-type="float" office:value="25263" table:style-name="ce18">
            <text:p>25,263</text:p>
          </table:table-cell>
          <table:table-cell office:value-type="float" office:value="12979" table:style-name="ce18">
            <text:p>12,979</text:p>
          </table:table-cell>
          <table:table-cell office:value-type="float" office:value="12284" table:style-name="ce18">
            <text:p>12,284</text:p>
          </table:table-cell>
          <table:table-cell office:value-type="float" office:value="5.74" table:style-name="ce19">
            <text:p>5.74</text:p>
          </table:table-cell>
          <table:table-cell office:value-type="float" office:value="36154" table:style-name="ce18">
            <text:p>36,154</text:p>
          </table:table-cell>
          <table:table-cell office:value-type="float" office:value="18655" table:style-name="ce18">
            <text:p>18,655</text:p>
          </table:table-cell>
          <table:table-cell office:value-type="float" office:value="17499" table:style-name="ce18">
            <text:p>17,499</text:p>
          </table:table-cell>
          <table:table-cell office:value-type="float" office:value="8.2200000000000006" table:style-name="ce19">
            <text:p>8.22</text:p>
          </table:table-cell>
          <table:table-cell office:value-type="float" office:value="61177" table:style-name="ce18">
            <text:p>61,177</text:p>
          </table:table-cell>
          <table:table-cell office:value-type="float" office:value="31803" table:style-name="ce18">
            <text:p>31,803</text:p>
          </table:table-cell>
          <table:table-cell office:value-type="float" office:value="29374" table:style-name="ce18">
            <text:p>29,374</text:p>
          </table:table-cell>
          <table:table-cell office:value-type="float" office:value="13.91" table:style-name="ce19">
            <text:p>13.91</text:p>
          </table:table-cell>
          <table:table-cell office:value-type="float" office:value="66147" table:style-name="ce18">
            <text:p>66,147</text:p>
          </table:table-cell>
          <table:table-cell office:value-type="float" office:value="34373" table:style-name="ce18">
            <text:p>34,373</text:p>
          </table:table-cell>
          <table:table-cell office:value-type="float" office:value="31774" table:style-name="ce18">
            <text:p>31,774</text:p>
          </table:table-cell>
          <table:table-cell office:value-type="float" office:value="15.04" table:style-name="ce19">
            <text:p>15.04</text:p>
          </table:table-cell>
          <table:table-cell office:value-type="float" office:value="31734" table:style-name="ce18">
            <text:p>31,734</text:p>
          </table:table-cell>
          <table:table-cell office:value-type="float" office:value="16508" table:style-name="ce18">
            <text:p>16,508</text:p>
          </table:table-cell>
          <table:table-cell office:value-type="float" office:value="15226" table:style-name="ce18">
            <text:p>15,226</text:p>
          </table:table-cell>
          <table:table-cell office:value-type="float" office:value="7.22" table:style-name="ce19">
            <text:p>7.22</text:p>
          </table:table-cell>
          <table:table-cell office:value-type="float" office:value="336277" table:style-name="ce18">
            <text:p>336,277</text:p>
          </table:table-cell>
          <table:table-cell office:value-type="float" office:value="163356" table:style-name="ce18">
            <text:p>163,356</text:p>
          </table:table-cell>
          <table:table-cell office:value-type="float" office:value="172921" table:style-name="ce18">
            <text:p>172,921</text:p>
          </table:table-cell>
          <table:table-cell office:value-type="float" office:value="76.47" table:style-name="ce19">
            <text:p>76.47</text:p>
          </table:table-cell>
          <table:table-cell office:value-type="float" office:value="49751" table:style-name="ce18">
            <text:p>49,751</text:p>
          </table:table-cell>
          <table:table-cell office:value-type="float" office:value="22207" table:style-name="ce18">
            <text:p>22,207</text:p>
          </table:table-cell>
          <table:table-cell office:value-type="float" office:value="27544" table:style-name="ce18">
            <text:p>27,544</text:p>
          </table:table-cell>
          <table:table-cell office:value-type="float" office:value="11.31" table:style-name="ce17">
            <text:p>11.3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69427" table:style-name="ce18">
            <text:p>269,427</text:p>
          </table:table-cell>
          <table:table-cell office:value-type="float" office:value="131080" table:style-name="ce18">
            <text:p>131,080</text:p>
          </table:table-cell>
          <table:table-cell office:value-type="float" office:value="138347" table:style-name="ce18">
            <text:p>138,347</text:p>
          </table:table-cell>
          <table:table-cell office:value-type="float" office:value="10903" table:style-name="ce18">
            <text:p>10,903</text:p>
          </table:table-cell>
          <table:table-cell office:value-type="float" office:value="5624" table:style-name="ce18">
            <text:p>5,624</text:p>
          </table:table-cell>
          <table:table-cell office:value-type="float" office:value="5279" table:style-name="ce18">
            <text:p>5,279</text:p>
          </table:table-cell>
          <table:table-cell office:value-type="float" office:value="4.05" table:style-name="ce19">
            <text:p>4.05</text:p>
          </table:table-cell>
          <table:table-cell office:value-type="float" office:value="15921" table:style-name="ce18">
            <text:p>15,921</text:p>
          </table:table-cell>
          <table:table-cell office:value-type="float" office:value="8241" table:style-name="ce18">
            <text:p>8,241</text:p>
          </table:table-cell>
          <table:table-cell office:value-type="float" office:value="7680" table:style-name="ce18">
            <text:p>7,680</text:p>
          </table:table-cell>
          <table:table-cell office:value-type="float" office:value="5.91" table:style-name="ce19">
            <text:p>5.91</text:p>
          </table:table-cell>
          <table:table-cell office:value-type="float" office:value="28833" table:style-name="ce18">
            <text:p>28,833</text:p>
          </table:table-cell>
          <table:table-cell office:value-type="float" office:value="15012" table:style-name="ce18">
            <text:p>15,012</text:p>
          </table:table-cell>
          <table:table-cell office:value-type="float" office:value="13821" table:style-name="ce18">
            <text:p>13,821</text:p>
          </table:table-cell>
          <table:table-cell office:value-type="float" office:value="10.7" table:style-name="ce19">
            <text:p>10.70</text:p>
          </table:table-cell>
          <table:table-cell office:value-type="float" office:value="31792" table:style-name="ce18">
            <text:p>31,792</text:p>
          </table:table-cell>
          <table:table-cell office:value-type="float" office:value="16587" table:style-name="ce18">
            <text:p>16,587</text:p>
          </table:table-cell>
          <table:table-cell office:value-type="float" office:value="15205" table:style-name="ce18">
            <text:p>15,205</text:p>
          </table:table-cell>
          <table:table-cell office:value-type="float" office:value="11.8" table:style-name="ce19">
            <text:p>11.80</text:p>
          </table:table-cell>
          <table:table-cell office:value-type="float" office:value="20214" table:style-name="ce18">
            <text:p>20,214</text:p>
          </table:table-cell>
          <table:table-cell office:value-type="float" office:value="10673" table:style-name="ce18">
            <text:p>10,673</text:p>
          </table:table-cell>
          <table:table-cell office:value-type="float" office:value="9541" table:style-name="ce18">
            <text:p>9,541</text:p>
          </table:table-cell>
          <table:table-cell office:value-type="float" office:value="7.5" table:style-name="ce19">
            <text:p>7.50</text:p>
          </table:table-cell>
          <table:table-cell office:value-type="float" office:value="213090" table:style-name="ce18">
            <text:p>213,090</text:p>
          </table:table-cell>
          <table:table-cell office:value-type="float" office:value="101616" table:style-name="ce18">
            <text:p>101,616</text:p>
          </table:table-cell>
          <table:table-cell office:value-type="float" office:value="111474" table:style-name="ce18">
            <text:p>111,474</text:p>
          </table:table-cell>
          <table:table-cell office:value-type="float" office:value="79.09" table:style-name="ce19">
            <text:p>79.09</text:p>
          </table:table-cell>
          <table:table-cell office:value-type="float" office:value="37382" table:style-name="ce18">
            <text:p>37,382</text:p>
          </table:table-cell>
          <table:table-cell office:value-type="float" office:value="16543" table:style-name="ce18">
            <text:p>16,543</text:p>
          </table:table-cell>
          <table:table-cell office:value-type="float" office:value="20839" table:style-name="ce18">
            <text:p>20,839</text:p>
          </table:table-cell>
          <table:table-cell office:value-type="float" office:value="13.87" table:style-name="ce17">
            <text:p>13.87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8760" table:style-name="ce18">
            <text:p>148,760</text:p>
          </table:table-cell>
          <table:table-cell office:value-type="float" office:value="75209" table:style-name="ce18">
            <text:p>75,209</text:p>
          </table:table-cell>
          <table:table-cell office:value-type="float" office:value="73551" table:style-name="ce18">
            <text:p>73,551</text:p>
          </table:table-cell>
          <table:table-cell office:value-type="float" office:value="6475" table:style-name="ce18">
            <text:p>6,475</text:p>
          </table:table-cell>
          <table:table-cell office:value-type="float" office:value="3377" table:style-name="ce18">
            <text:p>3,377</text:p>
          </table:table-cell>
          <table:table-cell office:value-type="float" office:value="3098" table:style-name="ce18">
            <text:p>3,098</text:p>
          </table:table-cell>
          <table:table-cell office:value-type="float" office:value="4.3499999999999996" table:style-name="ce19">
            <text:p>4.35</text:p>
          </table:table-cell>
          <table:table-cell office:value-type="float" office:value="8290" table:style-name="ce18">
            <text:p>8,290</text:p>
          </table:table-cell>
          <table:table-cell office:value-type="float" office:value="4324" table:style-name="ce18">
            <text:p>4,324</text:p>
          </table:table-cell>
          <table:table-cell office:value-type="float" office:value="3966" table:style-name="ce18">
            <text:p>3,966</text:p>
          </table:table-cell>
          <table:table-cell office:value-type="float" office:value="5.57" table:style-name="ce19">
            <text:p>5.57</text:p>
          </table:table-cell>
          <table:table-cell office:value-type="float" office:value="12451" table:style-name="ce18">
            <text:p>12,451</text:p>
          </table:table-cell>
          <table:table-cell office:value-type="float" office:value="6508" table:style-name="ce18">
            <text:p>6,508</text:p>
          </table:table-cell>
          <table:table-cell office:value-type="float" office:value="5943" table:style-name="ce18">
            <text:p>5,943</text:p>
          </table:table-cell>
          <table:table-cell office:value-type="float" office:value="8.3699999999999992" table:style-name="ce19">
            <text:p>8.37</text:p>
          </table:table-cell>
          <table:table-cell office:value-type="float" office:value="13233" table:style-name="ce18">
            <text:p>13,233</text:p>
          </table:table-cell>
          <table:table-cell office:value-type="float" office:value="6900" table:style-name="ce18">
            <text:p>6,900</text:p>
          </table:table-cell>
          <table:table-cell office:value-type="float" office:value="6333" table:style-name="ce18">
            <text:p>6,333</text:p>
          </table:table-cell>
          <table:table-cell office:value-type="float" office:value="8.9" table:style-name="ce19">
            <text:p>8.90</text:p>
          </table:table-cell>
          <table:table-cell office:value-type="float" office:value="6292" table:style-name="ce18">
            <text:p>6,292</text:p>
          </table:table-cell>
          <table:table-cell office:value-type="float" office:value="3256" table:style-name="ce18">
            <text:p>3,256</text:p>
          </table:table-cell>
          <table:table-cell office:value-type="float" office:value="3036" table:style-name="ce18">
            <text:p>3,036</text:p>
          </table:table-cell>
          <table:table-cell office:value-type="float" office:value="4.2300000000000004" table:style-name="ce19">
            <text:p>4.23</text:p>
          </table:table-cell>
          <table:table-cell office:value-type="float" office:value="126411" table:style-name="ce18">
            <text:p>126,411</text:p>
          </table:table-cell>
          <table:table-cell office:value-type="float" office:value="63632" table:style-name="ce18">
            <text:p>63,632</text:p>
          </table:table-cell>
          <table:table-cell office:value-type="float" office:value="62779" table:style-name="ce18">
            <text:p>62,779</text:p>
          </table:table-cell>
          <table:table-cell office:value-type="float" office:value="84.98" table:style-name="ce19">
            <text:p>84.98</text:p>
          </table:table-cell>
          <table:table-cell office:value-type="float" office:value="17737" table:style-name="ce18">
            <text:p>17,737</text:p>
          </table:table-cell>
          <table:table-cell office:value-type="float" office:value="8564" table:style-name="ce18">
            <text:p>8,564</text:p>
          </table:table-cell>
          <table:table-cell office:value-type="float" office:value="9173" table:style-name="ce18">
            <text:p>9,173</text:p>
          </table:table-cell>
          <table:table-cell office:value-type="float" office:value="11.92" table:style-name="ce17">
            <text:p>11.92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6004" table:style-name="ce18">
            <text:p>136,004</text:p>
          </table:table-cell>
          <table:table-cell office:value-type="float" office:value="67952" table:style-name="ce18">
            <text:p>67,952</text:p>
          </table:table-cell>
          <table:table-cell office:value-type="float" office:value="68052" table:style-name="ce18">
            <text:p>68,052</text:p>
          </table:table-cell>
          <table:table-cell office:value-type="float" office:value="5798" table:style-name="ce18">
            <text:p>5,798</text:p>
          </table:table-cell>
          <table:table-cell office:value-type="float" office:value="3039" table:style-name="ce18">
            <text:p>3,039</text:p>
          </table:table-cell>
          <table:table-cell office:value-type="float" office:value="2759" table:style-name="ce18">
            <text:p>2,759</text:p>
          </table:table-cell>
          <table:table-cell office:value-type="float" office:value="4.26" table:style-name="ce19">
            <text:p>4.26</text:p>
          </table:table-cell>
          <table:table-cell office:value-type="float" office:value="7427" table:style-name="ce18">
            <text:p>7,427</text:p>
          </table:table-cell>
          <table:table-cell office:value-type="float" office:value="3882" table:style-name="ce18">
            <text:p>3,882</text:p>
          </table:table-cell>
          <table:table-cell office:value-type="float" office:value="3545" table:style-name="ce18">
            <text:p>3,545</text:p>
          </table:table-cell>
          <table:table-cell office:value-type="float" office:value="5.46" table:style-name="ce19">
            <text:p>5.46</text:p>
          </table:table-cell>
          <table:table-cell office:value-type="float" office:value="11124" table:style-name="ce18">
            <text:p>11,124</text:p>
          </table:table-cell>
          <table:table-cell office:value-type="float" office:value="5812" table:style-name="ce18">
            <text:p>5,812</text:p>
          </table:table-cell>
          <table:table-cell office:value-type="float" office:value="5312" table:style-name="ce18">
            <text:p>5,312</text:p>
          </table:table-cell>
          <table:table-cell office:value-type="float" office:value="8.18" table:style-name="ce19">
            <text:p>8.18</text:p>
          </table:table-cell>
          <table:table-cell office:value-type="float" office:value="11835" table:style-name="ce18">
            <text:p>11,835</text:p>
          </table:table-cell>
          <table:table-cell office:value-type="float" office:value="6168" table:style-name="ce18">
            <text:p>6,168</text:p>
          </table:table-cell>
          <table:table-cell office:value-type="float" office:value="5667" table:style-name="ce18">
            <text:p>5,667</text:p>
          </table:table-cell>
          <table:table-cell office:value-type="float" office:value="8.6999999999999993" table:style-name="ce19">
            <text:p>8.70</text:p>
          </table:table-cell>
          <table:table-cell office:value-type="float" office:value="5667" table:style-name="ce18">
            <text:p>5,667</text:p>
          </table:table-cell>
          <table:table-cell office:value-type="float" office:value="2904" table:style-name="ce18">
            <text:p>2,904</text:p>
          </table:table-cell>
          <table:table-cell office:value-type="float" office:value="2763" table:style-name="ce18">
            <text:p>2,763</text:p>
          </table:table-cell>
          <table:table-cell office:value-type="float" office:value="4.17" table:style-name="ce19">
            <text:p>4.17</text:p>
          </table:table-cell>
          <table:table-cell office:value-type="float" office:value="115883" table:style-name="ce18">
            <text:p>115,883</text:p>
          </table:table-cell>
          <table:table-cell office:value-type="float" office:value="57574" table:style-name="ce18">
            <text:p>57,574</text:p>
          </table:table-cell>
          <table:table-cell office:value-type="float" office:value="58309" table:style-name="ce18">
            <text:p>58,309</text:p>
          </table:table-cell>
          <table:table-cell office:value-type="float" office:value="85.21" table:style-name="ce19">
            <text:p>85.21</text:p>
          </table:table-cell>
          <table:table-cell office:value-type="float" office:value="16401" table:style-name="ce18">
            <text:p>16,401</text:p>
          </table:table-cell>
          <table:table-cell office:value-type="float" office:value="7856" table:style-name="ce18">
            <text:p>7,856</text:p>
          </table:table-cell>
          <table:table-cell office:value-type="float" office:value="8545" table:style-name="ce18">
            <text:p>8,545</text:p>
          </table:table-cell>
          <table:table-cell office:value-type="float" office:value="12.06" table:style-name="ce17">
            <text:p>12.06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756" table:style-name="ce14">
            <text:p>12,756</text:p>
          </table:table-cell>
          <table:table-cell office:value-type="float" office:value="7257" table:style-name="ce14">
            <text:p>7,257</text:p>
          </table:table-cell>
          <table:table-cell office:value-type="float" office:value="5499" table:style-name="ce14">
            <text:p>5,499</text:p>
          </table:table-cell>
          <table:table-cell office:value-type="float" office:value="677" table:style-name="ce14">
            <text:p>677</text:p>
          </table:table-cell>
          <table:table-cell office:value-type="float" office:value="338" table:style-name="ce14">
            <text:p>338</text:p>
          </table:table-cell>
          <table:table-cell office:value-type="float" office:value="339" table:style-name="ce14">
            <text:p>339</text:p>
          </table:table-cell>
          <table:table-cell office:value-type="float" office:value="5.31" table:style-name="ce15">
            <text:p>5.31</text:p>
          </table:table-cell>
          <table:table-cell office:value-type="float" office:value="863" table:style-name="ce14">
            <text:p>863</text:p>
          </table:table-cell>
          <table:table-cell office:value-type="float" office:value="442" table:style-name="ce14">
            <text:p>442</text:p>
          </table:table-cell>
          <table:table-cell office:value-type="float" office:value="421" table:style-name="ce14">
            <text:p>421</text:p>
          </table:table-cell>
          <table:table-cell office:value-type="float" office:value="6.77" table:style-name="ce15">
            <text:p>6.77</text:p>
          </table:table-cell>
          <table:table-cell office:value-type="float" office:value="1327" table:style-name="ce14">
            <text:p>1,327</text:p>
          </table:table-cell>
          <table:table-cell office:value-type="float" office:value="696" table:style-name="ce14">
            <text:p>696</text:p>
          </table:table-cell>
          <table:table-cell office:value-type="float" office:value="631" table:style-name="ce14">
            <text:p>631</text:p>
          </table:table-cell>
          <table:table-cell office:value-type="float" office:value="10.4" table:style-name="ce15">
            <text:p>10.40</text:p>
          </table:table-cell>
          <table:table-cell office:value-type="float" office:value="1398" table:style-name="ce14">
            <text:p>1,398</text:p>
          </table:table-cell>
          <table:table-cell office:value-type="float" office:value="732" table:style-name="ce14">
            <text:p>732</text:p>
          </table:table-cell>
          <table:table-cell office:value-type="float" office:value="666" table:style-name="ce14">
            <text:p>666</text:p>
          </table:table-cell>
          <table:table-cell office:value-type="float" office:value="10.96" table:style-name="ce15">
            <text:p>10.96</text:p>
          </table:table-cell>
          <table:table-cell office:value-type="float" office:value="625" table:style-name="ce14">
            <text:p>625</text:p>
          </table:table-cell>
          <table:table-cell office:value-type="float" office:value="352" table:style-name="ce14">
            <text:p>352</text:p>
          </table:table-cell>
          <table:table-cell office:value-type="float" office:value="273" table:style-name="ce14">
            <text:p>273</text:p>
          </table:table-cell>
          <table:table-cell office:value-type="float" office:value="4.9000000000000004" table:style-name="ce15">
            <text:p>4.90</text:p>
          </table:table-cell>
          <table:table-cell office:value-type="float" office:value="10528" table:style-name="ce14">
            <text:p>10,528</text:p>
          </table:table-cell>
          <table:table-cell office:value-type="float" office:value="6058" table:style-name="ce14">
            <text:p>6,058</text:p>
          </table:table-cell>
          <table:table-cell office:value-type="float" office:value="4470" table:style-name="ce14">
            <text:p>4,470</text:p>
          </table:table-cell>
          <table:table-cell office:value-type="float" office:value="82.53" table:style-name="ce15">
            <text:p>82.53</text:p>
          </table:table-cell>
          <table:table-cell office:value-type="float" office:value="1336" table:style-name="ce14">
            <text:p>1,336</text:p>
          </table:table-cell>
          <table:table-cell office:value-type="float" office:value="708" table:style-name="ce14">
            <text:p>708</text:p>
          </table:table-cell>
          <table:table-cell office:value-type="float" office:value="628" table:style-name="ce14">
            <text:p>628</text:p>
          </table:table-cell>
          <table:table-cell office:value-type="float" office:value="10.47" table:style-name="ce13">
            <text:p>10.47</text:p>
          </table:table-cell>
          <table:table-cell table:number-columns-repeated="16352" table:style-name="ce12"/>
        </table:table-row>
        <table:table-row table:style-name="ro11">
          <table:table-cell office:value-type="string" table:style-name="ce11">
            <text:p>說明：本表各年齡結構指標項目係屬部分統計，各年齡指標欄位合計數不等於總人口數。</text:p>
          </table:table-cell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6年9月4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4,05,速報3階段年齡-連結(公式)檔106.8.xls'#速報-年齡結構-(列印版)" table:style-name="ta2">
        <table:table-source xlink:href="file:///D:/0662/A.上網月報(含1科)/106年/10608/新表號04,05,速報3階段年齡-連結(公式)檔106.8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4,05,速報3階段年齡-連結(公式)檔106.8.xls'#速報-年齡結構-新(貼值-上網版)" table:style-name="ta2">
        <table:table-source xlink:href="file:///D:/0662/A.上網月報(含1科)/106年/10608/新表號04,05,速報3階段年齡-連結(公式)檔106.8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4,05,速報3階段年齡-連結(公式)檔106.8.xls'#05年齡結構-列印版" table:style-name="ta2">
        <table:table-source xlink:href="file:///D:/0662/A.上網月報(含1科)/106年/10608/新表號04,05,速報3階段年齡-連結(公式)檔106.8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9-04T12:33:42Z</meta:creation-date>
    <dc:date>2017-09-04T13:06:16Z</dc:date>
  </office:meta>
</office:document-meta>
</file>